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docs-Ubuntu Mono&quot;" svg:font-family="'&quot;docs-Ubuntu Mono&quot;'"/>
    <style:font-face style:name="Arial" svg:font-family="Arial"/>
    <style:font-face style:name="Cambria" svg:font-family="Cambria"/>
    <style:font-face style:name="Cantarell" svg:font-family="Cantarel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buntu Mono" svg:font-family="'Ubuntu Mono'"/>
    <style:font-face style:name="Ubuntu Mono,Arial" svg:font-family="'Ubuntu Mono,Arial'"/>
  </office:font-face-decls>
  <office:automatic-styles>
    <style:style style:name="co1" style:family="table-column">
      <style:table-column-properties fo:break-before="auto" style:column-width="3.0866in"/>
    </style:style>
    <style:style style:name="co2" style:family="table-column">
      <style:table-column-properties fo:break-before="auto" style:column-width="0.9453in"/>
    </style:style>
    <style:style style:name="co3" style:family="table-column">
      <style:table-column-properties fo:break-before="auto" style:column-width="0.6661in"/>
    </style:style>
    <style:style style:name="co4" style:family="table-column">
      <style:table-column-properties fo:break-before="auto" style:column-width="0.7236in"/>
    </style:style>
    <style:style style:name="co5" style:family="table-column">
      <style:table-column-properties fo:break-before="auto" style:column-width="0.7626in"/>
    </style:style>
    <style:style style:name="co6" style:family="table-column">
      <style:table-column-properties fo:break-before="auto" style:column-width="1.3799in"/>
    </style:style>
    <style:style style:name="co7" style:family="table-column">
      <style:table-column-properties fo:break-before="auto" style:column-width="3.752in"/>
    </style:style>
    <style:style style:name="co8" style:family="table-column">
      <style:table-column-properties fo:break-before="auto" style:column-width="3.1346in"/>
    </style:style>
    <style:style style:name="co9" style:family="table-column">
      <style:table-column-properties fo:break-before="auto" style:column-width="0.9744in"/>
    </style:style>
    <style:style style:name="ro1" style:family="table-row">
      <style:table-row-properties style:row-height="0.4016in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3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ntarel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ffffff" fo:background-color="#66666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9900ff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9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20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93" style:family="table-cell" style:parent-style-name="Default">
      <style:table-cell-properties fo:background-color="#e6913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4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Default">
      <style:table-cell-properties fo:background-color="#f1c23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6" style:family="table-cell" style:parent-style-name="Default">
      <style:table-cell-properties fo:background-color="#741b4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ackground-color="#6aa84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a933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bf0041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order-bottom="0.74pt solid #ffffff" fo:background-color="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38" style:family="table-cell" style:parent-style-name="Default" style:data-style-name="N121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00ff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45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47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49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50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>
      <style:table-cell-properties fo:background-color="#a4c2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is-true-formula(LEN(TRIM([.I1]))&gt;0)" style:apply-style-name="ConditionalStyle_5f_1" style:base-cell-address="'Feuille 1'.I1"/>
    </style:style>
    <style:style style:name="ce54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  <style:map style:condition="is-true-formula(LEN(TRIM([.I1]))&gt;0)" style:apply-style-name="ConditionalStyle_5f_1" style:base-cell-address="'Feuille 1'.I1"/>
    </style:style>
    <style:style style:name="ce55" style:family="table-cell" style:parent-style-name="Default">
      <style:table-cell-properties fo:background-color="#cfe2f3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docs-Ubuntu Mono&quot;" fo:font-size="11pt" fo:font-style="normal" fo:text-shadow="none" style:text-underline-style="none" fo:font-weight="bold" style:font-size-asian="11pt" style:font-style-asian="normal" style:font-weight-asian="bold" style:font-name-complex="&quot;docs-Ubuntu Mono&quot;" style:font-size-complex="11pt" style:font-style-complex="normal" style:font-weight-complex="bold"/>
      <style:map style:condition="is-true-formula(LEN(TRIM([.I1]))&gt;0)" style:apply-style-name="ConditionalStyle_5f_1" style:base-cell-address="'Feuille 1'.I1"/>
    </style:style>
    <style:style style:name="ce56" style:family="table-cell" style:parent-style-name="Default">
      <style:table-cell-properties fo:background-color="#cfe2f3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  <style:map style:condition="is-true-formula(LEN(TRIM([.I1]))&gt;0)" style:apply-style-name="ConditionalStyle_5f_1" style:base-cell-address="'Feuille 1'.I1"/>
    </style:style>
    <style:style style:name="ce57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  <style:map style:condition="is-true-formula(LEN(TRIM([.I1]))&gt;0)" style:apply-style-name="ConditionalStyle_5f_1" style:base-cell-address="'Feuille 1'.I1"/>
    </style:style>
    <style:style style:name="ce58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italic" fo:text-shadow="none" style:text-underline-style="none" fo:font-weight="normal" style:font-size-asian="11pt" style:font-style-asian="italic" style:font-weight-asian="normal" style:font-name-complex="Ubuntu Mono" style:font-size-complex="11pt" style:font-style-complex="italic" style:font-weight-complex="normal"/>
      <style:map style:condition="is-true-formula(LEN(TRIM([.I1]))&gt;0)" style:apply-style-name="ConditionalStyle_5f_1" style:base-cell-address="'Feuille 1'.I1"/>
    </style:style>
    <style:style style:name="ce59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  <style:map style:condition="is-true-formula(LEN(TRIM([.I1]))&gt;0)" style:apply-style-name="ConditionalStyle_5f_1" style:base-cell-address="'Feuille 1'.I1"/>
    </style:style>
    <style:style style:name="ce60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  <style:map style:condition="is-true-formula(LEN(TRIM([.I1]))&gt;0)" style:apply-style-name="ConditionalStyle_5f_1" style:base-cell-address="'Feuille 1'.I1"/>
    </style:style>
    <style:style style:name="ce61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  <style:map style:condition="is-true-formula(LEN(TRIM([.I1]))&gt;0)" style:apply-style-name="ConditionalStyle_5f_1" style:base-cell-address="'Feuille 1'.I1"/>
    </style:style>
    <style:style style:name="ce62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  <style:map style:condition="is-true-formula(LEN(TRIM([.I1]))&gt;0)" style:apply-style-name="ConditionalStyle_5f_1" style:base-cell-address="'Feuille 1'.I1"/>
    </style:style>
    <style:style style:name="ce63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I1]))&gt;0)" style:apply-style-name="ConditionalStyle_5f_1" style:base-cell-address="'Feuille 1'.I1"/>
    </style:style>
    <style:style style:name="ce64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  <style:map style:condition="is-true-formula(LEN(TRIM([.I1]))&gt;0)" style:apply-style-name="ConditionalStyle_5f_1" style:base-cell-address="'Feuille 1'.I1"/>
    </style:style>
    <style:style style:name="ce65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  <style:map style:condition="is-true-formula(LEN(TRIM([.I1]))&gt;0)" style:apply-style-name="ConditionalStyle_5f_1" style:base-cell-address="'Feuille 1'.I1"/>
    </style:style>
    <style:style style:name="ce66" style:family="table-cell" style:parent-style-name="Default">
      <style:table-cell-properties fo:background-color="#cfe2f3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  <style:map style:condition="is-true-formula(LEN(TRIM([.I1]))&gt;0)" style:apply-style-name="ConditionalStyle_5f_1" style:base-cell-address="'Feuille 1'.I1"/>
    </style:style>
    <style:style style:name="ce67" style:family="table-cell" style:parent-style-name="Default">
      <style:table-cell-properties fo:background-color="#cfe2f3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  <style:map style:condition="is-true-formula(LEN(TRIM([.I1]))&gt;0)" style:apply-style-name="ConditionalStyle_5f_1" style:base-cell-address="'Feuille 1'.I1"/>
    </style:style>
    <style:style style:name="ce68" style:family="table-cell" style:parent-style-name="Default">
      <style:map style:condition="is-true-formula(LEN(TRIM([.I1]))&gt;0)" style:apply-style-name="ConditionalStyle_5f_1" style:base-cell-address="'Feuille 1'.I1"/>
    </style:style>
    <style:style style:name="ce69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  <style:map style:condition="is-true-formula(LEN(TRIM([.I1]))&gt;0)" style:apply-style-name="ConditionalStyle_5f_1" style:base-cell-address="'Feuille 1'.I1"/>
    </style:style>
    <style:style style:name="ce13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ffff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ffff" style:font-name="Ubuntu Mono,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,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ff00ff"/>
    </style:style>
    <style:style style:name="T4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ffffff"/>
    </style:style>
    <style:style style:name="T5" style:family="text">
      <style:text-properties fo:color="#ff00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fo:color="#00ff00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fo:color="#00ff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fo:color="#ffffff" style:font-name="Ubuntu Mono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Ubuntu Mono" style:font-size-asian="11pt" style:font-size-complex="11pt" style:font-weight-asian="normal" style:font-weight-complex="normal" style:font-style-asian="italic" style:font-style-complex="italic"/>
    </style:style>
    <style:style style:name="T9" style:family="text">
      <style:text-properties fo:color="#ffffff"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font-style="italic" style:font-style-asian="italic" style:font-style-complex="italic"/>
    </style:style>
    <style:style style:name="T10" style:family="text">
      <style:text-properties fo:color="#ffffff"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font-style="normal" style:font-style-asian="normal" style:font-style-complex="normal"/>
    </style:style>
    <style:style style:name="T11" style:family="text">
      <style:text-properties fo:color="#000000" style:font-name="Ubuntu Mono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bold" style:font-weight-complex="bold" style:font-style-asian="normal" style:font-style-complex="normal"/>
    </style:style>
    <style:style style:name="T12" style:family="text">
      <style:text-properties fo:color="#000000" style:font-name="Ubuntu Mono" fo:font-size="11pt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X&quot;)" table:allow-empty-cell="true" table:display-list="unsorted" table:base-cell-address="'Feuille 1'.C2">
          <table:error-message table:message-type="stop" table:display="true"/>
        </table:content-validation>
        <table:content-validation table:name="val2" table:condition="of:cell-content-is-in-list(&quot;OK&quot;)" table:allow-empty-cell="true" table:display-list="unsorted" table:base-cell-address="'Feuille 1'.C710">
          <table:error-message table:message-type="stop" table:display="true"/>
        </table:content-validation>
        <table:content-validation table:name="val3" table:condition="of:cell-content-is-in-list(&quot;OK&quot;;&quot;KO&quot;)" table:allow-empty-cell="true" table:display-list="unsorted" table:base-cell-address="'Feuille 1'.E2">
          <table:error-message table:message-type="stop" table:display="true"/>
        </table:content-validation>
      </table:content-validation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3" office:value-type="string" calcext:value-type="string">
            <text:p>TEST</text:p>
          </table:table-cell>
          <table:table-cell table:style-name="ce76"/>
          <table:table-cell table:style-name="ce93" office:value-type="string" calcext:value-type="string">
            <text:p>A faire</text:p>
          </table:table-cell>
          <table:table-cell table:style-name="ce95" office:value-type="string" calcext:value-type="string">
            <text:p>A tester</text:p>
          </table:table-cell>
          <table:table-cell table:style-name="ce96" office:value-type="string" calcext:value-type="string">
            <text:p>Leaks ?</text:p>
          </table:table-cell>
          <table:table-cell table:style-name="ce96" office:value-type="string" calcext:value-type="string">
            <text:p>Exit status</text:p>
          </table:table-cell>
          <table:table-cell table:style-name="ce98" office:value-type="string" calcext:value-type="string">
            <text:p>Fonctionne</text:p>
          </table:table-cell>
          <table:table-cell table:style-name="ce76" office:value-type="string" calcext:value-type="string">
            <text:p>COMPORTEMENT ATTENDU</text:p>
          </table:table-cell>
          <table:table-cell table:style-name="ce121" office:value-type="string" calcext:value-type="string">
            <text:p>Notes</text:p>
          </table:table-cell>
          <table:table-cell table:style-name="ce138" table:number-columns-repeated="19"/>
          <table:table-cell table:number-columns-repeated="996"/>
        </table:table-row>
        <table:table-row table:style-name="ro1">
          <table:table-cell table:style-name="ce2" office:value-type="string" calcext:value-type="string">
            <text:p><text:span text:style-name="T1">\n (touche entrée)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3" office:value-type="string" calcext:value-type="string" table:number-columns-spanned="1" table:number-rows-spanned="5"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pan text:style-name="T1">[q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covered-table-cell/>
          <table:table-cell table:style-name="ce54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pan text:style-name="T1">[q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covered-table-cell/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: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covered-table-cell/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!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covered-table-cell table:style-name="ce34"/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&gt;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 table:number-columns-spanned="1" table:number-rows-spanned="5">
            <text:p>bash: syntax error near</text:p>
            <text:p>unexpected token `newline'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&lt;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covered-table-cell/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&gt;&gt;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covered-table-cell/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&lt;&lt;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covered-table-cell/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&lt;&gt;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covered-table-cell table:style-name="ce34"/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&gt;&gt;&gt;&gt;&gt;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&gt;&gt;&gt;&gt;&gt;&gt;&gt;&gt;&gt;&gt;&gt;&gt;&gt;&gt;&gt;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&lt;&lt;&lt;&lt;&lt;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&lt;&lt;&lt;&lt;&lt;&lt;&lt;&lt;&lt;&lt;&lt;&lt;&lt;&lt;&lt;&lt;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&gt; &gt; &gt; &gt;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syntax error near</text:p>
            <text:p>unexpected token `&gt;'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&gt;&gt; &gt;&gt; &gt;&gt; &gt;&gt;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&gt;&gt;&gt;&gt; &gt;&gt; &gt;&gt; &gt;&gt;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/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/: Is a directory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//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//: Is a directory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/.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/.: Is a directory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/./../../../../..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/./../../../../..: Is a directory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///////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///////: Is a directory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-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-: command not found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|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syntax error near</text:p>
            <text:p>unexpected token `|'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| hol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syntax error near</text:p>
            <text:p>unexpected token `|'</text:p>
            <text:p>$&gt;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| | |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syntax error near</text:p>
            <text:p>unexpected token `|'</text:p>
            <text:p>$&gt;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||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syntax error near</text:p>
            <text:p>unexpected token `||'</text:p>
            <text:p>$&gt;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|||||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syntax error near</text:p>
            <text:p>unexpected token `||'</text:p>
            <text:p>$&gt;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|||||||||||||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syntax error near</text:p>
            <text:p>unexpected token `||'</text:p>
            <text:p>$&gt;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&gt;&gt;|&gt;&lt;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syntax error near</text:p>
            <text:p>unexpected token `|'</text:p>
            <text:p>$&gt;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&amp;&amp;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56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&amp;&amp;&amp;&amp;&amp;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&amp;&amp;&amp;&amp;&amp;&amp;&amp;&amp;&amp;&amp;&amp;&amp;&amp;&amp;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;;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syntax error near</text:p>
            <text:p>unexpected token `;;'</text:p>
            <text:p>$&gt;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;;;;;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syntax error near</text:p>
            <text:p>unexpected token `;;'</text:p>
            <text:p>$&gt;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;;;;;;;;;;;;;;;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syntax error near</text:p>
            <text:p>unexpected token `;;'</text:p>
            <text:p>$&gt;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()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syntax error near</text:p>
            <text:p>unexpected token `)'</text:p>
            <text:p>$&gt;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( ( ) )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syntax error near</text:p>
            <text:p>unexpected token `)'</text:p>
            <text:p>$&gt;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( ( ( ( ) ) ) )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syntax error near</text:p>
            <text:p>unexpected token `)'</text:p>
            <text:p>$&gt;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""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: command not found</text:p>
            <text:p>$&gt;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"hola"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hola: command not found</text:p>
            <text:p>$&gt;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hola'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hola: command not found</text:p>
            <text:p>$&gt;</text:p>
          </table:table-cell>
          <table:table-cell table:style-name="ce56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'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: command not found</text:p>
            <text:p>$&gt;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*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1">bash: </text:span><text:span text:style-name="T3">crashtest.c</text:span><text:span text:style-name="T4">: command not found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*/*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1">bash: </text:span><text:span text:style-name="T3">Docs/attest.cation</text:span><text:span text:style-name="T4">: command not found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*/*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*/*: No such file or directory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.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.: filename argument required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..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..: command not found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~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1">bash: </text:span><text:span text:style-name="T3">/home/vietdu91</text:span><text:span text:style-name="T4">: Is a directory</text:span></text:p>
            <text:p><text:span text:style-name="T1">$&gt;</text:span>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ABC=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4ABC=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4ABC=hola: command not found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hola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hola: command not found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hola que tal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hola: command not found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Makefile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Makefile: command not found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/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-n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Hola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echoHola: command not found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-nHola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echo-nHola: command not found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-n Hola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"-n" Hola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-nHola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-nHola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-n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 -n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Que Tal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 Que Tal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        Hola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echo    Hola     Que    Tal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 Que Tal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     \n hola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n hola</text:p>
            <text:p>$&gt;</text:p>
          </table:table-cell>
          <table:table-cell table:style-name="ce58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"         " | cat -e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         $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          | cat -e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""''echo hola""'''' que""'' tal""''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 que tal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-n -n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5" office:value-type="string" calcext:value-type="string">
            <text:p><text:span text:style-name="T1">echo -n -n Hola Que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 Que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-p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-p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-nnnnn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-n -nnn -nnnn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-n-nnn -nnnn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-n-nnn -nnnn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-n -nnn hola -nnnn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 -nnnn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-n -nnn-nnnn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-nnn-nnnn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--------n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--------n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-nnn --------n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--------n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-nnn -----nn---nnnn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-----nn---nnnn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-nnn --------nnnn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--------nnnn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$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$?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5">0</text:span></text:p>
            <text:p><text:span text:style-name="T1">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$?$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5">0</text:span><text:span text:style-name="T4">$</text:span></text:p>
            <text:p><text:span text:style-name="T1">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$? | echo $? | echo $?</text:span></text:p>
          </table:table-cell>
          <table:table-cell table:style-name="ce12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5" office:value-type="string" calcext:value-type="string">
            <text:p>0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$:$= | cat -e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:$=$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" $ " | cat -e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 $ $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' $ ' | cat -e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 $ $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$HOME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5">/home/vietdu91</text:span></text:p>
            <text:p><text:span text:style-name="T1">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\$HOME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HOME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my shit terminal is [$TERM]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1">my shit terminal is [</text:span><text:span text:style-name="T3">xterm-256color</text:span><text:span text:style-name="T4">]</text:span></text:p>
            <text:p><text:span text:style-name="T1">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my shit terminal is [$TERM4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my shit terminal is [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my shit terminal is [$TERM4]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my shit terminal is []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$UID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<text:span text:style-name="T5">1000</text:span></text:p>
            <text:p><text:span text:style-name="T1">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$HOME9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7" office:value-type="string" calcext:value-type="string">
            <text:p/>
            <text:p><text:span text:style-name="T1">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echo $9HOME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ME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$HOME%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5">/home/vietdu91</text:span><text:span text:style-name="T4">%</text:span></text:p>
            <text:p><text:span text:style-name="T1">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$UID$HOME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5">1000/home/vietdu91</text:span><text:span text:style-name="T4">%</text:span></text:p>
            <text:p><text:span text:style-name="T1">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echo Le path de mon HOME est $HOME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1">Le path de mon HOME est</text:span><text:span text:style-name="T3"> /home/vietdu91</text:span></text:p>
            <text:p><text:span text:style-name="T1">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echo $USER$var\$USER$USER\$USERtest$USER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7" office:value-type="string" calcext:value-type="string">
            <text:p><text:span text:style-name="T5">vietdu91</text:span><text:span text:style-name="T4">$USER</text:span><text:span text:style-name="T3">vietdu91</text:span><text:span text:style-name="T4">$USERtest</text:span><text:span text:style-name="T3">vietdu91</text:span></text:p>
            <text:p><text:span text:style-name="T1">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$hola*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7" office:value-type="string" calcext:value-type="string">
            <text:p/>
            <text:p><text:span text:style-name="T1">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-nnnn $hola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7" office:value-type="string" calcext:value-type="string"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&gt; &lt;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syntax error near unexpected token `&lt;'</text:p>
            <text:p>$&gt;</text:p>
          </table:table-cell>
          <table:table-cell table:style-name="ce5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| |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syntax error near unexpected token `|'</text:p>
            <text:p>$&gt;</text:p>
          </table:table-cell>
          <table:table-cell table:style-name="ce5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echoE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EechoE: command not found</text:p>
            <text:p>$&gt;</text:p>
          </table:table-cell>
          <table:table-cell table:style-name="ce5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.echo.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.echo.: command not found</text:p>
            <text:p>$&gt;</text:p>
          </table:table-cell>
          <table:table-cell table:style-name="ce5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&gt;echo&gt;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syntax error near unexpected token `newline'</text:p>
            <text:p>$&gt;</text:p>
          </table:table-cell>
          <table:table-cell table:style-name="ce5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&lt;echo&lt;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syntax error near unexpected token `newline'</text:p>
            <text:p>$&gt;</text:p>
          </table:table-cell>
          <table:table-cell table:style-name="ce5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&gt;&gt;echo&gt;&gt;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syntax error near unexpected token `newline'</text:p>
            <text:p>$&gt;</text:p>
          </table:table-cell>
          <table:table-cell table:style-name="ce5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|echo|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syntax error near unexpected token `|'</text:p>
            <text:p>$&gt;</text:p>
          </table:table-cell>
          <table:table-cell table:style-name="ce5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|echo -n hola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syntax error near unexpected token `|'</text:p>
            <text:p>$&gt;</text:p>
          </table:table-cell>
          <table:table-cell table:style-name="ce5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*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crashtest.c  Docs  Dockers  Drawings  Makefile  minishell  philosophers  srcs  test.c</text:span></text:p>
            <text:p><text:span text:style-name="T1">$&gt;</text:span></text:p>
          </table:table-cell>
          <table:table-cell table:style-name="ce5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'*'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*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D*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Docs Dockers Drawings</text:span></text:p>
            <text:p><text:span text:style-name="T1">$&gt;</text:span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*Z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*Z</text:span></text:p>
            <text:p><text:span text:style-name="T1">$&gt;</text:span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*t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crashtest.c test.c </text:span><text:span text:style-name="T4">hola</text:span></text:p>
            <text:p><text:span text:style-name="T1">$&gt;</text:span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*t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crashtest.c test.c</text:span></text:p>
            <text:p><text:span text:style-name="T1">$&gt;</text:span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$*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7" office:value-type="string" calcext:value-type="string">
            <text:p/>
            <text:p><text:span text:style-name="T1">$&gt;</text:span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*hola *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1">hola*hola </text:span><text:span text:style-name="T3">crashtest.c  Docs  Dockers  Drawings  Makefile  minishell  philosophers  srcs  test.c</text:span></text:p>
            <text:p><text:span text:style-name="T1">$&gt;</text:span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$hola*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crashtest.c  Docs  Dockers  Drawings  Makefile  minishell  philosophers  srcs  test.c</text:span></text:p>
            <text:p><text:span text:style-name="T1">$&gt;</text:span></text:p>
          </table:table-cell>
          <table:table-cell table:style-name="ce5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$HOME*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5">/home/vietdu91</text:span></text:p>
            <text:p><text:span text:style-name="T1">$&gt;</text:span></text:p>
          </table:table-cell>
          <table:table-cell table:style-name="ce5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$""</text:span></text:p>
          </table:table-cell>
          <table:table-cell table:style-name="ce10"/>
          <table:table-cell table:style-name="ce94" table:content-validation-name="val1" table:number-columns-repeated="2"/>
          <table:table-cell table:style-name="ce94" table:content-validation-name="val3" table:number-columns-repeated="2"/>
          <table:table-cell table:style-name="ce31" table:content-validation-name="val3" office:value-type="string" calcext:value-type="string">
            <text:p>OK</text:p>
          </table:table-cell>
          <table:table-cell table:style-name="ce36" office:value-type="string" calcext:value-type="string">
            <text:p/>
            <text:p>$&gt;</text:p>
          </table:table-cell>
          <table:table-cell table:style-name="ce5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"$"""</text:span></text:p>
          </table:table-cell>
          <table:table-cell table:style-name="ce10"/>
          <table:table-cell table:style-name="ce94" table:content-validation-name="val1" table:number-columns-repeated="2"/>
          <table:table-cell table:style-name="ce94" table:content-validation-name="val3" table:number-columns-repeated="2"/>
          <table:table-cell table:style-name="ce32" table:content-validation-name="val3" office:value-type="string" calcext:value-type="string">
            <text:p>KO</text:p>
          </table:table-cell>
          <table:table-cell table:style-name="ce38" office:value-type="string" calcext:value-type="string">
            <text:p>$</text:p>
            <text:p>$&gt;</text:p>
          </table:table-cell>
          <table:table-cell table:style-name="ce5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'$'''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2"/>
          <table:table-cell table:style-name="ce31" table:content-validation-name="val3" office:value-type="string" calcext:value-type="string">
            <text:p>OK</text:p>
          </table:table-cell>
          <table:table-cell table:style-name="ce38" office:value-type="string" calcext:value-type="string">
            <text:p>$</text:p>
            <text:p>$&gt;</text:p>
          </table:table-cell>
          <table:table-cell table:style-name="ce5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$"HOME"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2"/>
          <table:table-cell table:style-name="ce31" table:content-validation-name="val3" office:value-type="string" calcext:value-type="string">
            <text:p>OK</text:p>
          </table:table-cell>
          <table:table-cell table:style-name="ce36" office:value-type="string" calcext:value-type="string">
            <text:p>HOME</text:p>
            <text:p>$&gt;</text:p>
          </table:table-cell>
          <table:table-cell table:style-name="ce5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$''HOME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2"/>
          <table:table-cell table:style-name="ce31" table:content-validation-name="val3" office:value-type="string" calcext:value-type="string">
            <text:p>OK</text:p>
          </table:table-cell>
          <table:table-cell table:style-name="ce36" office:value-type="string" calcext:value-type="string">
            <text:p>HOME</text:p>
            <text:p>$&gt;</text:p>
          </table:table-cell>
          <table:table-cell table:style-name="ce5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$""HOME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2"/>
          <table:table-cell table:style-name="ce31" table:content-validation-name="val3" office:value-type="string" calcext:value-type="string">
            <text:p>OK</text:p>
          </table:table-cell>
          <table:table-cell table:style-name="ce36" office:value-type="string" calcext:value-type="string">
            <text:p>HOME</text:p>
            <text:p>$&gt;</text:p>
          </table:table-cell>
          <table:table-cell table:style-name="ce5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"$HO"ME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2"/>
          <table:table-cell table:style-name="ce31" table:content-validation-name="val3" office:value-type="string" calcext:value-type="string">
            <text:p>OK</text:p>
          </table:table-cell>
          <table:table-cell table:style-name="ce71" office:value-type="string" calcext:value-type="string">
            <text:p>ME</text:p>
            <text:p>$&gt;</text:p>
          </table:table-cell>
          <table:table-cell table:style-name="ce5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'$HO'ME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2"/>
          <table:table-cell table:style-name="ce31" table:content-validation-name="val3" office:value-type="string" calcext:value-type="string">
            <text:p>OK</text:p>
          </table:table-cell>
          <table:table-cell table:style-name="ce36" office:value-type="string" calcext:value-type="string">
            <text:p>$HOME</text:p>
            <text:p>$&gt;</text:p>
          </table:table-cell>
          <table:table-cell table:style-name="ce5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"$HO""ME"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2"/>
          <table:table-cell table:style-name="ce31" table:content-validation-name="val3" office:value-type="string" calcext:value-type="string">
            <text:p>OK</text:p>
          </table:table-cell>
          <table:table-cell table:style-name="ce71" office:value-type="string" calcext:value-type="string">
            <text:p>ME</text:p>
            <text:p>$&gt;</text:p>
          </table:table-cell>
          <table:table-cell table:style-name="ce5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'$HO''ME'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2"/>
          <table:table-cell table:style-name="ce31" table:content-validation-name="val3" office:value-type="string" calcext:value-type="string">
            <text:p>OK</text:p>
          </table:table-cell>
          <table:table-cell table:style-name="ce36" office:value-type="string" calcext:value-type="string">
            <text:p>$HOME</text:p>
            <text:p>$&gt;</text:p>
          </table:table-cell>
          <table:table-cell table:style-name="ce5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"'$HO''ME'"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2"/>
          <table:table-cell table:style-name="ce31" table:content-validation-name="val3" office:value-type="string" calcext:value-type="string">
            <text:p>OK</text:p>
          </table:table-cell>
          <table:table-cell table:style-name="ce71" office:value-type="string" calcext:value-type="string">
            <text:p>''ME'</text:p>
            <text:p>$&gt;</text:p>
          </table:table-cell>
          <table:table-cell table:style-name="ce5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""$HOME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2"/>
          <table:table-cell table:style-name="ce31" table:content-validation-name="val3" office:value-type="string" calcext:value-type="string">
            <text:p>OK</text:p>
          </table:table-cell>
          <table:table-cell table:style-name="ce71" office:value-type="string" calcext:value-type="string">
            <text:p><text:span text:style-name="T5">/home/vietdu91</text:span></text:p>
            <text:p><text:span text:style-name="T1">$&gt;</text:span></text:p>
          </table:table-cell>
          <table:table-cell table:style-name="ce5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"" $HOME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2"/>
          <table:table-cell table:style-name="ce31" table:content-validation-name="val3" office:value-type="string" calcext:value-type="string">
            <text:p>OK</text:p>
          </table:table-cell>
          <table:table-cell table:style-name="ce71" office:value-type="string" calcext:value-type="string">
            <text:p><text:span text:style-name="T5"> /home/vietdu91</text:span></text:p>
            <text:p><text:span text:style-name="T1">$&gt;</text:span></text:p>
          </table:table-cell>
          <table:table-cell table:style-name="ce5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''$HOME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5">/home/vietdu91</text:span></text:p>
            <text:p><text:span text:style-name="T1">$&gt;</text:span></text:p>
          </table:table-cell>
          <table:table-cell table:style-name="ce5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'' $HOME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5"> /home/vietdu91</text:span></text:p>
            <text:p><text:span text:style-name="T1">$&gt;</text:span></text:p>
          </table:table-cell>
          <table:table-cell table:style-name="ce5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$"HO""ME"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2"/>
          <table:table-cell table:style-name="ce31" table:content-validation-name="val3" office:value-type="string" calcext:value-type="string">
            <text:p>OK</text:p>
          </table:table-cell>
          <table:table-cell table:style-name="ce36" office:value-type="string" calcext:value-type="string">
            <text:p>HOME</text:p>
            <text:p>$&gt;</text:p>
          </table:table-cell>
          <table:table-cell table:style-name="ce5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$'HO''ME'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2"/>
          <table:table-cell table:style-name="ce31" table:content-validation-name="val3" office:value-type="string" calcext:value-type="string">
            <text:p>OK</text:p>
          </table:table-cell>
          <table:table-cell table:style-name="ce36" office:value-type="string" calcext:value-type="string">
            <text:p>HOME</text:p>
            <text:p>$&gt;</text:p>
          </table:table-cell>
          <table:table-cell table:style-name="ce5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$'HOME'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2"/>
          <table:table-cell table:style-name="ce31" table:content-validation-name="val3" office:value-type="string" calcext:value-type="string">
            <text:p>OK</text:p>
          </table:table-cell>
          <table:table-cell table:style-name="ce36" office:value-type="string" calcext:value-type="string">
            <text:p>HOME</text:p>
            <text:p>$&gt;</text:p>
          </table:table-cell>
          <table:table-cell table:style-name="ce5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"$"HOME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2"/>
          <table:table-cell table:style-name="ce32" table:content-validation-name="val3" office:value-type="string" calcext:value-type="string">
            <text:p>KO</text:p>
          </table:table-cell>
          <table:table-cell table:style-name="ce36" office:value-type="string" calcext:value-type="string">
            <text:p>$HOME</text:p>
            <text:p>$&gt;</text:p>
          </table:table-cell>
          <table:table-cell table:style-name="ce5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$=HOME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2"/>
          <table:table-cell table:style-name="ce32" table:content-validation-name="val3" office:value-type="string" calcext:value-type="string">
            <text:p>KO</text:p>
          </table:table-cell>
          <table:table-cell table:style-name="ce36" office:value-type="string" calcext:value-type="string">
            <text:p>$=HOME</text:p>
            <text:p>$&gt;</text:p>
          </table:table-cell>
          <table:table-cell table:style-name="ce5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$"HOLA"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2"/>
          <table:table-cell table:style-name="ce31" table:content-validation-name="val3" office:value-type="string" calcext:value-type="string">
            <text:p>OK</text:p>
          </table:table-cell>
          <table:table-cell table:style-name="ce36" office:value-type="string" calcext:value-type="string">
            <text:p>HOLA</text:p>
            <text:p>$&gt;</text:p>
          </table:table-cell>
          <table:table-cell table:style-name="ce5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$'HOLA'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2"/>
          <table:table-cell table:style-name="ce31" table:content-validation-name="val3" office:value-type="string" calcext:value-type="string">
            <text:p>OK</text:p>
          </table:table-cell>
          <table:table-cell table:style-name="ce36" office:value-type="string" calcext:value-type="string">
            <text:p>HOLA</text:p>
            <text:p>$&gt;</text:p>
          </table:table-cell>
          <table:table-cell table:style-name="ce5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$DONTEXIST Hola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2"/>
          <table:table-cell table:style-name="ce31" table:content-validation-name="val3" office:value-type="string" calcext:value-type="string">
            <text:p>OK</text:p>
          </table:table-cell>
          <table:table-cell table:style-name="ce36" office:value-type="string" calcext:value-type="string">
            <text:p>Hola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"hola"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2"/>
          <table:table-cell table:style-name="ce31" table:content-validation-name="val3" office:value-type="string" calcext:value-type="string">
            <text:p>OK</text:p>
          </table:table-cell>
          <table:table-cell table:style-name="ce36" office:value-type="string" calcext:value-type="string">
            <text:p>hola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'hola'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2"/>
          <table:table-cell table:style-name="ce31" table:content-validation-name="val3" office:value-type="string" calcext:value-type="string">
            <text:p>OK</text:p>
          </table:table-cell>
          <table:table-cell table:style-name="ce36" office:value-type="string" calcext:value-type="string">
            <text:p>hola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''hola''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2"/>
          <table:table-cell table:style-name="ce31" table:content-validation-name="val3" office:value-type="string" calcext:value-type="string">
            <text:p>OK</text:p>
          </table:table-cell>
          <table:table-cell table:style-name="ce36" office:value-type="string" calcext:value-type="string">
            <text:p>hola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''h'o'la''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2"/>
          <table:table-cell table:style-name="ce31" table:content-validation-name="val3" office:value-type="string" calcext:value-type="string">
            <text:p>OK</text:p>
          </table:table-cell>
          <table:table-cell table:style-name="ce36" office:value-type="string" calcext:value-type="string">
            <text:p>hola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"''h'o'la''"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2"/>
          <table:table-cell table:style-name="ce31" table:content-validation-name="val3" office:value-type="string" calcext:value-type="string">
            <text:p>OK</text:p>
          </table:table-cell>
          <table:table-cell table:style-name="ce36" office:value-type="string" calcext:value-type="string">
            <text:p>'h'o'la''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"'"h'o'la"'"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2"/>
          <table:table-cell table:style-name="ce31" table:content-validation-name="val3" office:value-type="string" calcext:value-type="string">
            <text:p>OK</text:p>
          </table:table-cell>
          <table:table-cell table:style-name="ce36" office:value-type="string" calcext:value-type="string">
            <text:p>'hola'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"'hola'"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2"/>
          <table:table-cell table:style-name="ce31" table:content-validation-name="val3" office:value-type="string" calcext:value-type="string">
            <text:p>OK</text:p>
          </table:table-cell>
          <table:table-cell table:style-name="ce36" office:value-type="string" calcext:value-type="string">
            <text:p>bash: echo'hola': command not found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"'hola'"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2"/>
          <table:table-cell table:style-name="ce31" table:content-validation-name="val3" office:value-type="string" calcext:value-type="string">
            <text:p>OK</text:p>
          </table:table-cell>
          <table:table-cell table:style-name="ce36" office:value-type="string" calcext:value-type="string">
            <text:p>'hola'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'"hola"'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2"/>
          <table:table-cell table:style-name="ce31" table:content-validation-name="val3" office:value-type="string" calcext:value-type="string">
            <text:p>OK</text:p>
          </table:table-cell>
          <table:table-cell table:style-name="ce36" office:value-type="string" calcext:value-type="string">
            <text:p>"hola"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'''ho"''''l"a'''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2"/>
          <table:table-cell table:style-name="ce31" table:content-validation-name="val3" office:value-type="string" calcext:value-type="string">
            <text:p>OK</text:p>
          </table:table-cell>
          <table:table-cell table:style-name="ce36" office:value-type="string" calcext:value-type="string">
            <text:p>ho"l"a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""""""""""""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2"/>
          <table:table-cell table:style-name="ce31" table:content-validation-name="val3" office:value-type="string" calcext:value-type="string">
            <text:p>OK</text:p>
          </table:table-cell>
          <table:table-cell table:style-name="ce36" office:value-type="string" calcext:value-type="string">
            <text:p>hola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"''''''''''"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2"/>
          <table:table-cell table:style-name="ce31" table:content-validation-name="val3" office:value-type="string" calcext:value-type="string">
            <text:p>OK</text:p>
          </table:table-cell>
          <table:table-cell table:style-name="ce36" office:value-type="string" calcext:value-type="string">
            <text:p>hola''''''''''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''''''''''''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2"/>
          <table:table-cell table:style-name="ce31" table:content-validation-name="val3" office:value-type="string" calcext:value-type="string">
            <text:p>OK</text:p>
          </table:table-cell>
          <table:table-cell table:style-name="ce36" office:value-type="string" calcext:value-type="string">
            <text:p>hola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'""""""""""'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2"/>
          <table:table-cell table:style-name="ce31" table:content-validation-name="val3" office:value-type="string" calcext:value-type="string">
            <text:p>OK</text:p>
          </table:table-cell>
          <table:table-cell table:style-name="ce36" office:value-type="string" calcext:value-type="string">
            <text:p>hola""""""""""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"cho hola"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2"/>
          <table:table-cell table:style-name="ce31" table:content-validation-name="val3" office:value-type="string" calcext:value-type="string">
            <text:p>OK</text:p>
          </table:table-cell>
          <table:table-cell table:style-name="ce36" office:value-type="string" calcext:value-type="string">
            <text:p>bash: echo hola: command not found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'cho hola'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2"/>
          <table:table-cell table:style-name="ce31" table:content-validation-name="val3" office:value-type="string" calcext:value-type="string">
            <text:p>OK</text:p>
          </table:table-cell>
          <table:table-cell table:style-name="ce36" office:value-type="string" calcext:value-type="string">
            <text:p>bash: echo hola: command not found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"hola     " | cat -e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2"/>
          <table:table-cell table:style-name="ce31" table:content-validation-name="val3" office:value-type="string" calcext:value-type="string">
            <text:p>OK</text:p>
          </table:table-cell>
          <table:table-cell table:style-name="ce36" office:value-type="string" calcext:value-type="string">
            <text:p>hola     $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""hola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2"/>
          <table:table-cell table:style-name="ce31" table:content-validation-name="val3" office:value-type="string" calcext:value-type="string">
            <text:p>OK</text:p>
          </table:table-cell>
          <table:table-cell table:style-name="ce36" office:value-type="string" calcext:value-type="string">
            <text:p>hola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"" hola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2"/>
          <table:table-cell table:style-name="ce31" table:content-validation-name="val3" office:value-type="string" calcext:value-type="string">
            <text:p>OK</text:p>
          </table:table-cell>
          <table:table-cell table:style-name="ce36" office:value-type="string" calcext:value-type="string">
            <text:p> hola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""             hola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2"/>
          <table:table-cell table:style-name="ce31" table:content-validation-name="val3" office:value-type="string" calcext:value-type="string">
            <text:p>OK</text:p>
          </table:table-cell>
          <table:table-cell table:style-name="ce36" office:value-type="string" calcext:value-type="string">
            <text:p> hola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""hola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2"/>
          <table:table-cell table:style-name="ce31" table:content-validation-name="val3" office:value-type="string" calcext:value-type="string">
            <text:p>OK</text:p>
          </table:table-cell>
          <table:table-cell table:style-name="ce36" office:value-type="string" calcext:value-type="string">
            <text:p>hola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"" hola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2"/>
          <table:table-cell table:style-name="ce31" table:content-validation-name="val3" office:value-type="string" calcext:value-type="string">
            <text:p>OK</text:p>
          </table:table-cell>
          <table:table-cell table:style-name="ce36" office:value-type="string" calcext:value-type="string">
            <text:p> hola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""bonjour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2"/>
          <table:table-cell table:style-name="ce31" table:content-validation-name="val3" office:value-type="string" calcext:value-type="string">
            <text:p>OK</text:p>
          </table:table-cell>
          <table:table-cell table:style-name="ce36" office:value-type="string" calcext:value-type="string">
            <text:p>holabonjour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"e"'c'ho 'b'"o"nj"o"'u'r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2"/>
          <table:table-cell table:style-name="ce31" table:content-validation-name="val3" office:value-type="string" calcext:value-type="string">
            <text:p>OK</text:p>
          </table:table-cell>
          <table:table-cell table:style-name="ce36" office:value-type="string" calcext:value-type="string">
            <text:p>bonjour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""e"'c'ho 'b'"o"nj"o"'u'r"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2"/>
          <table:table-cell table:style-name="ce31" table:content-validation-name="val3" office:value-type="string" calcext:value-type="string">
            <text:p>OK</text:p>
          </table:table-cell>
          <table:table-cell table:style-name="ce36" office:value-type="string" calcext:value-type="string">
            <text:p>bash: e'c'ho 'b'onjo'u'r: command not found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"$DONTEXIST"Makefile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2"/>
          <table:table-cell table:style-name="ce31" table:content-validation-name="val3" office:value-type="string" calcext:value-type="string">
            <text:p>OK</text:p>
          </table:table-cell>
          <table:table-cell table:style-name="ce36" office:value-type="string" calcext:value-type="string">
            <text:p>Makefile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"$DONTEXIST""Makefile"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2"/>
          <table:table-cell table:style-name="ce31" table:content-validation-name="val3" office:value-type="string" calcext:value-type="string">
            <text:p>OK</text:p>
          </table:table-cell>
          <table:table-cell table:style-name="ce36" office:value-type="string" calcext:value-type="string">
            <text:p>Makefile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"$DONTEXIST" "Makefile"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2"/>
          <table:table-cell table:style-name="ce31" table:content-validation-name="val3" office:value-type="string" calcext:value-type="string">
            <text:p>OK</text:p>
          </table:table-cell>
          <table:table-cell table:style-name="ce36" office:value-type="string" calcext:value-type="string">
            <text:p> Makefile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$?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<text:span text:style-name="T1">bash: </text:span><text:span text:style-name="T3">0</text:span><text:span text:style-name="T4">: command not found</text:span></text:p>
            <text:p><text:span text:style-name="T1">$&gt;</text:span>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$?$?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<text:span text:style-name="T1">bash: </text:span><text:span text:style-name="T3">00</text:span><text:span text:style-name="T4">: command not found</text:span></text:p>
            <text:p><text:span text:style-name="T1">$&gt;</text:span>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?$HOME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<text:span text:style-name="T1">bash: ?</text:span><text:span text:style-name="T3">/home/vietdu91</text:span><text:span text:style-name="T4">: command not found</text:span></text:p>
            <text:p><text:span text:style-name="T1">$&gt;</text:span>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$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bash: $: command not found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$HOME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<text:span text:style-name="T1">bash: </text:span><text:span text:style-name="T3">/home/vietdu91</text:span><text:span text:style-name="T4">: Is a directory</text:span></text:p>
            <text:p><text:span text:style-name="T1">$&gt;</text:span>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$HOMEdskjhfkdshfsd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"$HOMEdskjhfkdshfsd"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: command not found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$HOMEdskjhfkdshfsd'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$HOMEsddfddfssfdfs: command not found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$DONTEXIST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$LESS$VAR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bash: -R: command not found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tlr-C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6">^C</text:span></text:p>
            <text:p><text:span text:style-name="T1">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holaCtlr-C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6">ho</text:span><text:span text:style-name="T4">la^C</text:span></text:p>
            <text:p><text:span text:style-name="T1">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cat (faire Ctlr-C apres avoir fait plusieurs fois [ENTREE])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/>
            <text:p/>
            <text:p/>
            <text:p>^C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cat | rev(faire Ctlr-C apres avoir fait plusieurs fois [ENTREE])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/>
            <text:p/>
            <text:p/>
            <text:p>^C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tlr-D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<text:span text:style-name="T6">ex</text:span><text:span text:style-name="T4">it</text:span></text:p>
            <text:p><text:span text:style-name="T7">~/minishell</text:span><text:span text:style-name="T4"> 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hola Ctlr-D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6">ho</text:span><text:span text:style-name="T4">la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tlr-\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9" office:value-type="string" calcext:value-type="string"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hola Ctlr-\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6">ho</text:span><text:span text:style-name="T4">la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cat (faire Ctlr-\ apres avoir fait plusieurs fois [ENTREE])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/>
            <text:p/>
            <text:p/>
            <text:p>^\Quit (core dumped)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sleep 3 | sleep 3 | sleep 3 (faire Ctlr-C une seconde apres)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^C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sleep 3 | sleep 3 | sleep 3 (faire Ctlr-D une seconde apres)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sleep 3 | sleep 3 | sleep 3 (faire Ctlr-\ une seconde apres)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^\Quit (core dumped)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...</text:p>
            <text:p>PATH=...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nv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env: ʻhola’: No such file or directory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nv hola que tal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env: ʻhola’: No such file or directory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nv env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...</text:p>
            <text:p>PATH=...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nv env env env env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...</text:p>
            <text:p>PATH=...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nv ls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crashtest.c  Docs  Dockers  Drawings  Makefile  minishell  philosophers  srcs  test.c</text:span></text:p>
            <text:p><text:span text:style-name="T1">$&gt;</text:span>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nv ./Makefile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env: ‘./Makefile’: Permission denied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A=bonjour</text:span></text:p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...</text:p>
            <text:p>HOLA=bonjour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      HOLA=bonjour</text:span></text:p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...</text:p>
            <text:p>HOLA=bonjour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5" office:value-type="string" calcext:value-type="string">
            <text:p><text:span text:style-name="T1">export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5" office:value-type="string" calcext:value-type="string">
            <text:p>...</text:p>
            <text:p>export PATH="..."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pan text:style-name="T1">export Hola</text:span></text:p>
            <text:p><text:span text:style-name="T1">export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2" office:value-type="string" calcext:value-type="string">
            <text:p><text:span text:style-name="T1">...</text:span></text:p>
            <text:p><text:span text:style-name="T1">export HOME="</text:span><text:span text:style-name="T3">/home/vietdu91</text:span><text:span text:style-name="T4">"</text:span></text:p>
            <text:p><text:span text:style-name="T1">export Hola</text:span></text:p>
            <text:p><text:span text:style-name="T1">export PATH="..."</text:span></text:p>
            <text:p><text:span text:style-name="T1">$&gt;</text:span>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a9hey</text:span></text:p>
            <text:p><text:span text:style-name="T1">export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1">...</text:span></text:p>
            <text:p><text:span text:style-name="T1">export HOME="</text:span><text:span text:style-name="T3">/home/vietdu91</text:span><text:span text:style-name="T4">"</text:span></text:p>
            <text:p><text:span text:style-name="T1">export Hola9hey</text:span></text:p>
            <text:p><text:span text:style-name="T1">export PATH="..."</text:span></text:p>
            <text:p><text:span text:style-name="T1">$&gt;</text:span>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$DONTEXIST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1">...</text:span></text:p>
            <text:p><text:span text:style-name="T1">export HOME="</text:span><text:span text:style-name="T3">/home/vietdu91</text:span><text:span text:style-name="T4">"</text:span></text:p>
            <text:p><text:span text:style-name="T1">export PATH="..."</text:span></text:p>
            <text:p><text:span text:style-name="T1">$&gt;</text:span>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| grep "HOME"</text:span></text:p>
          </table:table-cell>
          <table:table-cell table:style-name="ce14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1">export HOME="</text:span><text:span text:style-name="T3">/home/vietdu91</text:span><text:span text:style-name="T4">"</text:span></text:p>
            <text:p><text:span text:style-name="T1">$&gt;</text:span>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""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export: `': not a valid identifier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=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export: ʻ=': not a valid identifier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%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export: ʻ%': not a valid identifier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$?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1">bash: export: `</text:span><text:span text:style-name="T3">0</text:span><text:span text:style-name="T4">': not a valid identifier</text:span></text:p>
            <text:p><text:span text:style-name="T1">$&gt;</text:span>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?=2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export: ʻ?=2': not a valid identifier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9HOLA=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export: ʻ9HOLA=': not a valid identifier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A9=bonjour</text:span></text:p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...</text:p>
            <text:p>HOLA9=bonjour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_HOLA=bonjour</text:span></text:p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...</text:p>
            <text:p>_HOLA=bonjour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___HOLA=bonjour</text:span></text:p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...</text:p>
            <text:p>___HOLA=bonjour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_HO_LA_=bonjour</text:span></text:p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...</text:p>
            <text:p>_HO_LA_=bonjour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@=bonjour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export: ʻHOL@=bonjour’: not a valid identifier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\~A=bonjour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export: `HOL~A=bonjour': not a valid identifier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-HOLA=bonjour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export: -H: invalid option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--HOLA=bonjour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export: --: invalid option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A-=bonjour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export: `HOLA-=bonjour': not a valid identifier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-LA=bonjour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export: `HO-LA=bonjour': not a valid identifier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.A=bonjour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export: `HOL.A=bonjour': not a valid identifier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\\\$A=bonjour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export: `HOL\$A=bonjour': not a valid identifier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\\\\LA=bonjour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export: `HO\\LA=bonjour': not a valid identifier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}A=bonjour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export: `HOL}A=bonjour': not a valid identifier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{A=bonjour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export: `HOL{A=bonjour': not a valid identifier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*LA=bonjour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export: `HO*LA=bonjour': not a valid identifier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#LA=bonjour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export: `HO#LA=bonjour': not a valid identifier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@LA=bonjour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export: `HO@LA=bonjour': not a valid identifier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!LA=bonjour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!LA=bonjour: event not found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$?LA=bonjour</text:span></text:p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1">...</text:span></text:p>
            <text:p><text:span text:style-name="T1">HO</text:span><text:span text:style-name="T3">0</text:span><text:span text:style-name="T4">LA=bonjour</text:span></text:p>
            <text:p><text:span text:style-name="T1">$&gt;</text:span>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+HOLA=bonjour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export: `+HOLA=bonjour': not a valid identifier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+A=bonjour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export: `HOL+A=bonjour': not a valid identifier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A+=bonjour</text:span></text:p>
            <text:p><text:span text:style-name="T1">env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...</text:p>
            <text:p>HOLA=bonjour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A=bonjour</text:span></text:p>
            <text:p><text:span text:style-name="T1">export HOLA+=bonjour</text:span></text:p>
            <text:p><text:span text:style-name="T1">env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...</text:p>
            <text:p>HOLA=bonjourbonjour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HOLA=bonjour</text:span></text:p>
            <text:p><text:span text:style-name="T1">env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...</text:p>
            <text:p>PATH=...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A =bonjour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export: ʻ=bonjour’: not a valid identifier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A = bonjour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export: ʻ=': not a valid identifier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A=bon jour</text:span></text:p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...</text:p>
            <text:p>HOLA=bon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A= bonjour</text:span></text:p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...</text:p>
            <text:p>HOLA=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A=bonsoir</text:span></text:p>
            <text:p><text:span text:style-name="T1">export HOLA=bonretour</text:span></text:p>
            <text:p><text:span text:style-name="T1">export HOLA=bonjour</text:span></text:p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...</text:p>
            <text:p>HOLA=bonjour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A=$HOME</text:span></text:p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1">...</text:span></text:p>
            <text:p><text:span text:style-name="T1">HOLA=</text:span><text:span text:style-name="T3">/home/vietdu91</text:span></text:p>
            <text:p><text:span text:style-name="T1">$&gt;</text:span>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A=bonjour$HOME</text:span></text:p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1">...</text:span></text:p>
            <text:p><text:span text:style-name="T1">HOLA=bonjour</text:span><text:span text:style-name="T3">/home/vietdu91</text:span></text:p>
            <text:p><text:span text:style-name="T1">$&gt;</text:span>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A=$HOMEbonjour</text:span></text:p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...</text:p>
            <text:p>HOLA=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A=bon$jour</text:span></text:p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...</text:p>
            <text:p>HOLA=bon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A=bon\jour</text:span></text:p>
            <text:p><text:span text:style-name="T1">env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...</text:p>
            <text:p>HOLA=bonjour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A=bon\\jour</text:span></text:p>
            <text:p><text:span text:style-name="T1">env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...</text:p>
            <text:p>HOLA=bon\jour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A=bon(jour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syntax error near</text:p>
            <text:p>unexpected token `('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A=bon()jour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syntax error near</text:p>
            <text:p>unexpected token `('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A=bon&amp;jour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jour: command not found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A=bon@jour</text:span></text:p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env</text:p>
            <text:p>...</text:p>
            <text:p>HOLA=bon@jour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A=bon;jour</text:span></text:p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jour: command not found</text:p>
            <text:p>env</text:p>
            <text:p>...</text:p>
            <text:p>HOLA=bon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A=bon!jour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bash: !jour: event not found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A=bon"jour"</text:span></text:p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...</text:p>
            <text:p>HOLA=bonjour</text:p>
            <text:p>PATH=...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A$USER=bonjour</text:span></text:p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1">...</text:span></text:p>
            <text:p><text:span text:style-name="T1">HOLA</text:span><text:span text:style-name="T3">vietdu91</text:span><text:span text:style-name="T4">=bonjour</text:span></text:p>
            <text:p><text:span text:style-name="T1">PATH=...</text:span></text:p>
            <text:p><text:span text:style-name="T1">$&gt;</text:span>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A=bonjour=casse-toi</text:span></text:p>
            <text:p><text:span text:style-name="T1">echo $HOL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=bonjour=casse-toi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"HOLA=bonjour"=casse-toi</text:span></text:p>
            <text:p><text:span text:style-name="T1">echo $HOL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=bonjour=casse-toi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A=bonjour</text:span></text:p>
            <text:p><text:span text:style-name="T1">export BYE=casse-toi</text:span></text:p>
            <text:p><text:span text:style-name="T1">echo $HOLA et $BYE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onjour et casse-toi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export HOLA=bonjour BYE=casse-toi</text:span></text:p>
            <text:p><text:span text:style-name="T1">echo $HOLA et $BYE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onjour et casse-toi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4" office:value-type="string" calcext:value-type="string">
            <text:p>export A=a B=b C=c</text:p>
            <text:p>echo $A $B $C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/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$HOLA=bonjour</text:span></text:p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...</text:p>
            <text:p>bonjour=bonjour</text:p>
            <text:p>PATH=...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A="bonjour      "  </text:span></text:p>
            <text:p><text:span text:style-name="T1">echo $HOLA | cat -e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onjour$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A="   -n bonjour   "  </text:span></text:p>
            <text:p><text:span text:style-name="T1">echo $HOLA</text:span></text:p>
          </table:table-cell>
          <table:table-cell table:style-name="ce15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onjour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A="bonjour   "/</text:span></text:p>
            <text:p><text:span text:style-name="T1">echo $HOL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bonjour /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A='"'</text:span></text:p>
            <text:p><text:span text:style-name="T1">echo " $HOLA " | cat -e</text:span></text:p>
          </table:table-cell>
          <table:table-cell table:style-name="ce16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 " $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A=at</text:span></text:p>
            <text:p><text:span text:style-name="T1">c$HOLA Makefile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8">[cela affiche le Makefile]</text:span></text:p>
            <text:p><text:span text:style-name="T1">$&gt;</text:span>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"" HOLA=bonjour</text:span></text:p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export: `": not a valid identifier</text:p>
            <text:p>env</text:p>
            <text:p>...</text:p>
            <text:p>HOLA=bonjour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export HOLA="cat Makefile | grep NAME"  </text:span></text:p>
            <text:p><text:span text:style-name="T1">echo $HOL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5" office:value-type="string" calcext:value-type="string">
            <text:p>cat Makefile | grep NAME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export HOLA=hey </text:span></text:p>
            <text:p><text:span text:style-name="T1">echo $HOLA$HOLA$HOLA=hey$HOL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eyheyhey=heyhey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export HOLA="  bonjour  hey  "  </text:span></text:p>
            <text:p><text:span text:style-name="T1">echo $HOLA | cat -e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onjour hey$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export HOLA="  bonjour  hey  "  </text:span></text:p>
            <text:p><text:span text:style-name="T1">echo """$HOLA""" | cat -e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   bonjour    hey    $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export HOLA="  bonjour  hey  "  </text:span></text:p>
            <text:p><text:span text:style-name="T1">echo wesh"$HOLA" | cat -e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wesh   bonjour    hey    $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export HOLA="  bonjour  hey  "  </text:span></text:p>
            <text:p><text:span text:style-name="T1">echo wesh""$HOLA.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wesh bonjour hey .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export HOLA="  bonjour  hey  "  </text:span></text:p>
            <text:p><text:span text:style-name="T1">echo wesh$""HOLA.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weshHOLA.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export HOLA="  bonjour  hey  "  </text:span></text:p>
            <text:p><text:span text:style-name="T1">echo wesh$"HOLA HOLA".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weshHOLA HOLA.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A=bonjour</text:span></text:p>
            <text:p><text:span text:style-name="T1">export HOLA=" hola et $HOLA"</text:span></text:p>
            <text:p><text:span text:style-name="T1">echo $HOL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 et bonjour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A=bonjour</text:span></text:p>
            <text:p><text:span text:style-name="T1">export HOLA=' hola et $HOLA'</text:span></text:p>
            <text:p><text:span text:style-name="T1">echo $HOL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 et $HOLA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export HOLA=bonjour</text:span></text:p>
            <text:p><text:span text:style-name="T1">export HOLA=" hola et $HOLA"$HOLA</text:span></text:p>
            <text:p><text:span text:style-name="T1">echo $HOL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 et bonjourbonjour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export HOLA="ls        -l    - a"</text:span></text:p>
            <text:p><text:span text:style-name="T1">echo $HOL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ls -l - a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export HOLA="s -la" </text:span></text:p>
            <text:p><text:span text:style-name="T1">l$HOLA</text:span></text:p>
          </table:table-cell>
          <table:table-cell table:style-name="ce15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5">total 16</text:span></text:p>
            <text:p><text:span text:style-name="T5">drwx------  2 vietdu91 [...] .</text:span></text:p>
            <text:p><text:span text:style-name="T5">drwxrwxewt 51 root     [...] ..</text:span></text:p>
            <text:p><text:span text:style-name="T5">-rwxr-xr-x  8 vietdu91 [...] crashtest.c</text:span></text:p>
            <text:p><text:span text:style-name="T5">[...]</text:span></text:p>
            <text:p/>
          </table:table-cell>
          <table:table-cell table:style-name="ce54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export HOLA="s -la" </text:span></text:p>
            <text:p><text:span text:style-name="T1">l"$HOLA"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bash: ls -la: command not found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export HOLA="s -la" </text:span></text:p>
            <text:p><text:span text:style-name="T1">l'$HOLA'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bash: l$HOLA: command not found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export HOLA="l" </text:span></text:p>
            <text:p><text:span text:style-name="T1">$HOLAs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export HOLA="l" </text:span></text:p>
            <text:p><text:span text:style-name="T1">"$HOLA"s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crashtest.c  Docs  Dockers  Drawings  Makefile  minishell  philosophers  srcs  test.c</text:span></text:p>
            <text:p><text:span text:style-name="T1">$&gt;</text:span>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export HOL=A=bonjour</text:span></text:p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...</text:p>
            <text:p>HOL=A=bonjour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export HOLA="l" </text:span></text:p>
            <text:p><text:span text:style-name="T1">'$HOLA's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bash: $HOLAs: command not found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=A=""</text:span></text:p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...</text:p>
            <text:p>HOL=A=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TE+S=T</text:span></text:p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0" office:value-type="string" calcext:value-type="string">
            <text:p>bash: export: `TE+S=T': not a valid identifier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""=""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0" office:value-type="string" calcext:value-type="string">
            <text:p>bash: export: `=': not a valid identifier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''=''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0" office:value-type="string" calcext:value-type="string">
            <text:p>bash: export: `=': not a valid identifier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"="="="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0" office:value-type="string" calcext:value-type="string">
            <text:p>bash: export: `===': not a valid identifier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'='='='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0" office:value-type="string" calcext:value-type="string">
            <text:p>bash: export: `===': not a valid identifier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A=p</text:span></text:p>
            <text:p><text:span text:style-name="T1">export BYE=w</text:span></text:p>
            <text:p><text:span text:style-name="T1">$HOLA"BYE"d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5" office:value-type="string" calcext:value-type="string">
            <text:p>bash: pBYEd: command not found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A=p</text:span></text:p>
            <text:p><text:span text:style-name="T1">export BYE=w</text:span></text:p>
            <text:p><text:span text:style-name="T1">"$HOLA"'$BYE'd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5" office:value-type="string" calcext:value-type="string">
            <text:p>bash: p$BYEd: command not found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A=p</text:span></text:p>
            <text:p><text:span text:style-name="T1">export BYE=w</text:span></text:p>
            <text:p><text:span text:style-name="T1">"$HOLA""$BYE"d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1" office:value-type="string" calcext:value-type="string">
            <text:p>/home/vietdu91/42_works/minishell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A=p</text:span></text:p>
            <text:p><text:span text:style-name="T1">export BYE=w</text:span></text:p>
            <text:p><text:span text:style-name="T1">$"HOLA"$"BYE"d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5" office:value-type="string" calcext:value-type="string">
            <text:p>bash: HOLABYEd: command not found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A=p</text:span></text:p>
            <text:p><text:span text:style-name="T1">export BYE=w</text:span></text:p>
            <text:p><text:span text:style-name="T1">$'HOLA'$'BYE'd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5" office:value-type="string" calcext:value-type="string">
            <text:p>bash: HOLABYEd: command not found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A=-n</text:span></text:p>
            <text:p><text:span text:style-name="T1">"echo $HOLA" hey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bash: echo -n: command not found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A=1 B=2 C=3 D=4 E=5 F=6 G=7 H=8</text:span></text:p>
            <text:p><text:span text:style-name="T1">echo "$A'$B"'$C"$D'$E'"$F'"'$G'$H"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1'2$C"$D5"$F'7'8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A=bonjour</text:span></text:p>
            <text:p><text:span text:style-name="T1">env</text:span></text:p>
            <text:p><text:span text:style-name="T1">unset HOLA</text:span></text:p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...</text:p>
            <text:p>PATH=...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A=bonjour</text:span></text:p>
            <text:p><text:span text:style-name="T1">env</text:span></text:p>
            <text:p><text:span text:style-name="T1">unset HOLA</text:span></text:p>
            <text:p><text:span text:style-name="T1">unset HOLA</text:span></text:p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...</text:p>
            <text:p>PATH=...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unset PATH</text:span></text:p>
            <text:p><text:span text:style-name="T1">echo $PATH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7" office:value-type="string" calcext:value-type="string">
            <text:p/>
            <text:p><text:span text:style-name="T1">$&gt;</text:span>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unset PATH</text:span></text:p>
            <text:p><text:span text:style-name="T1">ls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ls: No such file or directory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2">unset ""</text:span></text:p>
          </table:table-cell>
          <table:table-cell table:style-name="ce17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0" office:value-type="string" calcext:value-type="string">
            <text:p>bash: unset: `': not a valid identifier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unset INEXISTANT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unset PWD</text:span></text:p>
            <text:p><text:span text:style-name="T1">env | grep PWD</text:span></text:p>
            <text:p><text:span text:style-name="T1">pwd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1">$&gt;</text:span></text:p>
            <text:p><text:span text:style-name="T1">$&gt;</text:span></text:p>
            <text:p><text:span text:style-name="T5">/home/vietdu91/42_works/minishell</text:span></text:p>
            <text:p><text:span text:style-name="T1">$&gt;</text:span>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pwd</text:span></text:p>
            <text:p><text:span text:style-name="T1">unset PWD</text:span></text:p>
            <text:p><text:span text:style-name="T1">env | grep PWD</text:span></text:p>
            <text:p><text:span text:style-name="T1">cd $PWD</text:span></text:p>
            <text:p><text:span text:style-name="T1">pwd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5">/home/vietdu91/42_works/minishell</text:span></text:p>
            <text:p><text:span text:style-name="T1">$&gt;</text:span></text:p>
            <text:p><text:span text:style-name="T1">$&gt;</text:span></text:p>
            <text:p><text:span text:style-name="T1">$&gt;</text:span></text:p>
            <text:p><text:span text:style-name="T5">/home/vietdu91</text:span>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unset OLDPWD</text:span></text:p>
            <text:p><text:span text:style-name="T1">env | grep OLDPWD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unset 9HOL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unset: `9HOLA': not a valid identifier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unset HOLA9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unset HOL?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unset: `HOL?A': not a valid identifier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unset HOLA HOL?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unset: `HOL?A': not a valid identifier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unset HOL?A HOL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unset: `HOL?A': not a valid identifier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unset HOL?A HOL.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unset: `HOL?A': not a valid identifier</text:p>
            <text:p>bash: unset: `HOL.A': not a valid identifier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unset HOLA=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unset: `HOLA=': not a valid identifier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unset HOL\\\\A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unset: `HOL\\A': not a valid identifier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unset HOL;A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A: command not found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unset HOL.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unset: `HOL.A': not a valid identifier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unset HOL+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unset: `HOL+A': not a valid identifier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unset HOL=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unset: `HOL=A': not a valid identifier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unset HOL{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unset: `HOL{A': not a valid identifier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unset HOL}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unset: `HOL}A': not a valid identifier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unset HOL-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unset: `HOL-A': not a valid identifier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unset -HOL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unset: -H: invalid option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unset _HOL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unset HOL_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unset HOLA_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unset HOL*A</text:span></text:p>
          </table:table-cell>
          <table:table-cell table:style-name="ce14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unset: `HOL*A': not a valid identifier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unset HOL#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unset: `HOL#A': not a valid identifier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unset $HOL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unset $PWD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1">bash: unset: `</text:span><text:span text:style-name="T3">/home/vietdu91/42_works/minishell</text:span><text:span text:style-name="T4">': not a valid identifier</text:span>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unset HOL@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unset: `HOL@': not a valid identifier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unset HOL!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!A: event not found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unset HOL^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unset: `HOL^A': not a valid identifier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unset HOL$?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unset HOL\~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unset: `HOL~': not a valid identifier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unset "" HOLA</text:span></text:p>
            <text:p><text:span text:style-name="T1">env | grep HOL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unset: `': not a valid identifier</text:p>
            <text:p>$&gt;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unset PATH</text:span></text:p>
            <text:p><text:span text:style-name="T1">echo $PATH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/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unset PATH</text:span></text:p>
            <text:p><text:span text:style-name="T1">cat Makefile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cat: No such file or directory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unset =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unset: `=': not a valid identifier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unset ======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unset: `======': not a valid identifier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unset ++++++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unset: `++++++': not a valid identifier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unset _______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unset export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unset echo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unset pwd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unset cd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unset unset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unset sudo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a | unset hola | echo $?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0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/bin/echo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/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/bin/echo Hola Que Tal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 Que Tal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/bin/env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...</text:p>
            <text:p>PATH=...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/bin/cd Desktop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/bin/cd: No such file or directory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pan text:style-name="T1">history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...</text:p>
            <text:p>  558 echo $?</text:p>
            <text:p>  559 clear</text:p>
            <text:p>  560 history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pan text:style-name="T1">[t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2" office:value-type="string" calcext:value-type="string">
            <text:p><text:span text:style-name="T6">cl</text:span><text:span text:style-name="T4">ear</text:span>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pwd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5">/home/vietdu91/42_works/minishell</text:span></text:p>
            <text:p><text:span text:style-name="T1">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pwd hola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5">/home/vietdu91/42_works/minishell</text:span></text:p>
            <text:p><text:span text:style-name="T1">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pwd ./hola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5">/home/vietdu91/42_works/minishell</text:span></text:p>
            <text:p><text:span text:style-name="T1">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pwd hola que tal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5">/home/vietdu91/42_works/minishell</text:span></text:p>
            <text:p><text:span text:style-name="T1">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pwd -p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pwd: -p: invalid option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pwd --p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pwd: --: invalid option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pwd ---p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pwd: --: invalid option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pwd -- p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5">/home/vietdu91/42_works/minishell</text:span></text:p>
            <text:p><text:span text:style-name="T1">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pwd pwd pwd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5">/home/vietdu91/42_works/minishell</text:span></text:p>
            <text:p><text:span text:style-name="T1">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pwd ls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5">/home/vietdu91/42_works/minishell</text:span></text:p>
            <text:p><text:span text:style-name="T1">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pwd ls env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5">/home/vietdu91/42_works/minishell</text:span></text:p>
            <text:p><text:span text:style-name="T1">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d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d .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d ./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61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d ./././.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61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d ././././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61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d ..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d ../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62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d ../..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62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d ../.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62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d .././././.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62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d srcs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61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d srcs objs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cd: too many arguments</text:p>
            <text:p>$&gt;</text:p>
          </table:table-cell>
          <table:table-cell table:style-name="ce61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d 'srcs'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61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d "srcs"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61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d '/etc'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d /e'tc'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61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d /e"tc"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61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d sr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1">bash: cd: </text:span><text:span text:style-name="T3">sr</text:span><text:span text:style-name="T4">: No such file or directory</text:span></text:p>
            <text:p><text:span text:style-name="T1">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d Makefile</text:span></text:p>
          </table:table-cell>
          <table:table-cell table:style-name="ce1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1">bash: cd: </text:span><text:span text:style-name="T3">Makefile</text:span><text:span text:style-name="T4">: Not a directory</text:span></text:p>
            <text:p><text:span text:style-name="T1">$&gt;</text:span></text:p>
          </table:table-cell>
          <table:table-cell table:style-name="ce61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d ../minishell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61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d ../../../../../../..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61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d .././../.././../bin/ls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cd: .././../.././../bin/ls: No such file or directory</text:p>
            <text:p>$&gt;</text:p>
          </table:table-cell>
          <table:table-cell table:style-name="ce61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d /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61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d '/'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d //</text:span></text:p>
            <text:p><text:span text:style-name="T1">pwd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//</text:p>
            <text:p>$&gt;</text:p>
          </table:table-cell>
          <table:table-cell table:style-name="ce61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d '//'</text:span></text:p>
            <text:p><text:span text:style-name="T1">pwd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//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d ///</text:span></text:p>
            <text:p><text:span text:style-name="T1">pwd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/</text:p>
            <text:p>$&gt;</text:p>
          </table:table-cell>
          <table:table-cell table:style-name="ce61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d ////////</text:span></text:p>
            <text:p><text:span text:style-name="T1">pwd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/</text:p>
            <text:p>$&gt;</text:p>
          </table:table-cell>
          <table:table-cell table:style-name="ce61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d '////////'</text:span></text:p>
            <text:p><text:span text:style-name="T1">pwd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/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d /minishell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1">bash: cd: </text:span><text:span text:style-name="T3">/minishell</text:span><text:span text:style-name="T4">: No such file or directory</text:span></text:p>
            <text:p><text:span text:style-name="T1">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d /</text:span></text:p>
            <text:p><text:span text:style-name="T1">cd ..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61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d _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cd: _: No such file or directory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d -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5">/home/vietdu91/42_works/minishell</text:span></text:p>
            <text:p><text:span text:style-name="T1">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d --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d ---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cd: --: invalid option</text:p>
            <text:p>$&gt;</text:p>
          </table:table-cell>
          <table:table-cell table:style-name="ce62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d $HOME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62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d $HOME $HOME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cd: too many arguments</text:p>
            <text:p>$&gt;</text:p>
          </table:table-cell>
          <table:table-cell table:style-name="ce62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d $HOME/42_works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62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d "$PWD/srcs"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61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d '$PWD/srcs'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1">bash: cd: /home/momrane/minishell/src</text:span><text:span text:style-name="T3">/src</text:span><text:span text:style-name="T4">: No such file or directory</text:span></text:p>
            <text:p><text:span text:style-name="T1">$&gt;</text:span></text:p>
          </table:table-cell>
          <table:table-cell table:style-name="ce63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unset HOME</text:span></text:p>
            <text:p><text:span text:style-name="T1">cd $HOME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cd: HOME not set</text:p>
            <text:p>$&gt;</text:p>
          </table:table-cell>
          <table:table-cell table:style-name="ce63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unset HOME</text:span></text:p>
            <text:p><text:span text:style-name="T1">export HOME=</text:span></text:p>
            <text:p><text:span text:style-name="T1">cd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61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unset HOME</text:span></text:p>
            <text:p><text:span text:style-name="T1">export HOME</text:span></text:p>
            <text:p><text:span text:style-name="T1">cd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cd: HOME not set</text:p>
            <text:p>$&gt;</text:p>
          </table:table-cell>
          <table:table-cell table:style-name="ce64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cd minishell Docs crashtest.c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cd: too many arguments</text:p>
            <text:p>$&gt;</text:p>
          </table:table-cell>
          <table:table-cell table:style-name="ce63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   cd / | echo $?</text:span></text:p>
            <text:p><text:span text:style-name="T1">pwd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0</text:p>
            <text:p>$&gt;</text:p>
          </table:table-cell>
          <table:table-cell table:style-name="ce61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d ~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61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d ~/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61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d ~/ | echo $?</text:span></text:p>
            <text:p><text:span text:style-name="T1">pwd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0</text:p>
            <text:p>$&gt;</text:p>
          </table:table-cell>
          <table:table-cell table:style-name="ce61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d *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d *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1">bash: cd: </text:span><text:span text:style-name="T3">minishell</text:span><text:span text:style-name="T4">: No such file or directory</text:span></text:p>
            <text:p><text:span text:style-name="T1">$&gt;</text:span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d *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cd: too many arguments</text:p>
            <text:p>$&gt;</text:p>
          </table:table-cell>
          <table:table-cell table:style-name="ce5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mkdir a</text:span></text:p>
            <text:p><text:span text:style-name="T1">mkdir a/b</text:span></text:p>
            <text:p><text:span text:style-name="T1">cd a/b</text:span></text:p>
            <text:p><text:span text:style-name="T1">rm -r ../../a</text:span></text:p>
            <text:p><text:span text:style-name="T1">cd ..</text:span></text:p>
          </table:table-cell>
          <table:table-cell table:style-name="ce1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chdir: error retrieving current directory: getcwd: cannot access parent directories: No such file or directory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mkdir a</text:span></text:p>
            <text:p><text:span text:style-name="T1">mkdir a/b</text:span></text:p>
            <text:p><text:span text:style-name="T1">cd a/b</text:span></text:p>
            <text:p><text:span text:style-name="T1">rm -r ../../a</text:span></text:p>
            <text:p><text:span text:style-name="T1">pwd</text:span></text:p>
          </table:table-cell>
          <table:table-cell table:style-name="ce1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pwd: error retrieving current directory: getcwd: cannot access parent directories: No such file or directory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mkdir a</text:span></text:p>
            <text:p><text:span text:style-name="T1">mkdir a/b</text:span></text:p>
            <text:p><text:span text:style-name="T1">cd a/b</text:span></text:p>
            <text:p><text:span text:style-name="T1">rm -r ../../a</text:span></text:p>
            <text:p><text:span text:style-name="T1">echo $PWD</text:span></text:p>
            <text:p><text:span text:style-name="T1">echo $OLDPWD</text:span></text:p>
          </table:table-cell>
          <table:table-cell table:style-name="ce1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/home/vietdu91/42_works/minishell/a/b</text:span></text:p>
            <text:p><text:span text:style-name="T1">$&gt;</text:span></text:p>
            <text:p><text:span text:style-name="T5">/home/vietdu91/42_works/minishell</text:span></text:p>
            <text:p><text:span text:style-name="T1">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mkdir a</text:span></text:p>
            <text:p><text:span text:style-name="T1">mkdir a/b</text:span></text:p>
            <text:p><text:span text:style-name="T1">cd a/b</text:span></text:p>
            <text:p><text:span text:style-name="T1">rm -r ../../a</text:span></text:p>
            <text:p><text:span text:style-name="T1">cd</text:span></text:p>
            <text:p><text:span text:style-name="T1">echo $PWD</text:span></text:p>
            <text:p><text:span text:style-name="T1">ech</text:span></text:p>
          </table:table-cell>
          <table:table-cell table:style-name="ce1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/home</text:span></text:p>
            <text:p><text:span text:style-name="T1">$&gt;</text:span></text:p>
            <text:p><text:span text:style-name="T5">/home/vietdu91/42_works/minishell/a/b</text:span></text:p>
            <text:p><text:span text:style-name="T1">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mkdir a</text:span></text:p>
            <text:p><text:span text:style-name="T1">cd a</text:span></text:p>
            <text:p><text:span text:style-name="T1">rm -r ../a</text:span></text:p>
            <text:p><text:span text:style-name="T1">echo $PWD</text:span></text:p>
            <text:p><text:span text:style-name="T1">echo $OLDPWD</text:span></text:p>
          </table:table-cell>
          <table:table-cell table:style-name="ce1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../../../home/vietdu91/42_works/minishell/a</text:span></text:p>
            <text:p><text:span text:style-name="T1">$&gt;</text:span></text:p>
            <text:p><text:span text:style-name="T5">../../../home/vietdu91/42_works/minishell</text:span></text:p>
            <text:p><text:span text:style-name="T1">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CDPATH=/</text:span></text:p>
            <text:p><text:span text:style-name="T1">cd $HOME/..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62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CDPATH=/</text:span></text:p>
            <text:p><text:span text:style-name="T1">cd home/vietdu91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/home/vietdu91</text:span></text:p>
            <text:p><text:span text:style-name="T1">$&gt;</text:span></text:p>
          </table:table-cell>
          <table:table-cell table:style-name="ce62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CDPATH=./</text:span></text:p>
            <text:p><text:span text:style-name="T1">cd .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61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CDPATH=./</text:span></text:p>
            <text:p><text:span text:style-name="T1">cd ..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61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pan text:style-name="T1">chmod 000 minishell</text:span></text:p>
            <text:p><text:span text:style-name="T1">./minishell</text:span></text:p>
          </table:table-cell>
          <table:table-cell table:style-name="ce1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./minishell : Permission denied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ls hola</text:span></text:p>
          </table:table-cell>
          <table:table-cell table:style-name="ce20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ls: cannot access 'hola': No such file or directory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./Makefile</text:span></text:p>
          </table:table-cell>
          <table:table-cell table:style-name="ce20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5" office:value-type="string" calcext:value-type="string">
            <text:p>bash: ./Makefile: Permission denied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./minishell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5" office:value-type="string" calcext:value-type="string"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nv | grep SHLVL</text:span></text:p>
            <text:p><text:span text:style-name="T1">./minishell</text:span></text:p>
            <text:p><text:span text:style-name="T1">env | grep SHLVL</text:span></text:p>
            <text:p><text:span text:style-name="T1">exit</text:span></text:p>
            <text:p><text:span text:style-name="T1">env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5" office:value-type="string" calcext:value-type="string"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touch hola</text:span></text:p>
            <text:p><text:span text:style-name="T1">./hola</text:span></text:p>
          </table:table-cell>
          <table:table-cell table:style-name="ce20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./hola: Permission denied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nv|"wc" -l</text:span></text:p>
          </table:table-cell>
          <table:table-cell table:style-name="ce14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2" office:value-type="string" calcext:value-type="string">
            <text:p>66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nv|"wc "-l</text:span></text:p>
          </table:table-cell>
          <table:table-cell table:style-name="ce14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wc -l: command not found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r 1 + 1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2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r $? + $?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0</text:span></text:p>
            <text:p><text:span text:style-name="T1">$&gt;</text:span>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pan text:style-name="T1">env -i ./minishell</text:span></text:p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PWD=/mnt/nfs/homes/emtran/Desktop/42_minishell</text:p>
            <text:p>SHLVL=1</text:p>
            <text:p>_=/usr/bin/env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pan text:style-name="T1">env -i ./minishell</text:span></text:p>
            <text:p><text:span text:style-name="T1">export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export OLDPWD</text:p>
            <text:p>export PWD="/mnt/nfs/homes/emtran/Desktop/42_minishell"</text:p>
            <text:p>export SHLVL="1"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pan text:style-name="T1">env -i ./minishell</text:span></text:p>
            <text:p><text:span text:style-name="T1">cd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cd: HOME not set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pan text:style-name="T1">env -i ./minishell</text:span></text:p>
            <text:p><text:span text:style-name="T1">cd ~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$&gt;</text:p>
          </table:table-cell>
          <table:table-cell table:style-name="ce65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it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<text:span text:style-name="T1">exit</text:span></text:p>
            <text:p><text:span text:style-name="T7">~/minishell</text:span><text:span text:style-name="T4"> 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it exit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<text:span text:style-name="T1">exit</text:span></text:p>
            <text:p><text:span text:style-name="T1">bash: exit: exit: numeric argument required</text:span></text:p>
            <text:p><text:span text:style-name="T7">~/minishell</text:span><text:span text:style-name="T4"> 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it hola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<text:span text:style-name="T1">exit</text:span></text:p>
            <text:p><text:span text:style-name="T1">bash: exit: hola: numeric argument required</text:span></text:p>
            <text:p><text:span text:style-name="T7">~/minishell</text:span><text:span text:style-name="T4"> 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it hola que tal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<text:span text:style-name="T1">exit</text:span></text:p>
            <text:p><text:span text:style-name="T1">bash: exit: hola: numeric argument required</text:span></text:p>
            <text:p><text:span text:style-name="T7">~/minishell</text:span><text:span text:style-name="T4"> 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it 42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<text:span text:style-name="T1">exit</text:span></text:p>
            <text:p><text:span text:style-name="T7">~/minishell</text:span><text:span text:style-name="T4"> 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it 000042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<text:span text:style-name="T1">exit</text:span></text:p>
            <text:p><text:span text:style-name="T7">~/minishell</text:span><text:span text:style-name="T4"> 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it 666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<text:span text:style-name="T1">exit</text:span></text:p>
            <text:p><text:span text:style-name="T7">~/minishell</text:span><text:span text:style-name="T4"> 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it 666 666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exit</text:p>
            <text:p>bash: exit: too many arguments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it -666 666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exit</text:p>
            <text:p>bash: exit: too many arguments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it hola 666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<text:span text:style-name="T1">exit</text:span></text:p>
            <text:p><text:span text:style-name="T1">bash: exit: hola: numeric argument required</text:span></text:p>
            <text:p><text:span text:style-name="T7">~/minishell</text:span><text:span text:style-name="T4"> 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it 666 666 666 666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exit</text:p>
            <text:p>bash: exit: too many arguments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it 666 hola 666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exit</text:p>
            <text:p>bash: exit: too many arguments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it hola 666 666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<text:span text:style-name="T1">exit</text:span></text:p>
            <text:p><text:span text:style-name="T1">bash: exit: hola: numeric argument required</text:span></text:p>
            <text:p><text:span text:style-name="T7">~/minishell</text:span><text:span text:style-name="T4"> 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it 259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<text:span text:style-name="T1">exit</text:span></text:p>
            <text:p><text:span text:style-name="T7">~/minishell</text:span><text:span text:style-name="T4"> 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it -4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<text:span text:style-name="T1">exit</text:span></text:p>
            <text:p><text:span text:style-name="T7">~/minishell</text:span><text:span text:style-name="T4"> 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it -42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<text:span text:style-name="T1">exit</text:span></text:p>
            <text:p><text:span text:style-name="T7">~/minishell</text:span><text:span text:style-name="T4"> 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it -0000042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<text:span text:style-name="T1">exit</text:span></text:p>
            <text:p><text:span text:style-name="T7">~/minishell</text:span><text:span text:style-name="T4"> 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it -259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<text:span text:style-name="T1">exit</text:span></text:p>
            <text:p><text:span text:style-name="T7">~/minishell</text:span><text:span text:style-name="T4"> 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it -666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<text:span text:style-name="T1">exit</text:span></text:p>
            <text:p><text:span text:style-name="T7">~/minishell</text:span><text:span text:style-name="T4"> 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it +666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<text:span text:style-name="T1">exit</text:span></text:p>
            <text:p><text:span text:style-name="T7">~/minishell</text:span><text:span text:style-name="T4"> 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it 0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<text:span text:style-name="T1">exit</text:span></text:p>
            <text:p><text:span text:style-name="T7">~/minishell</text:span><text:span text:style-name="T4"> 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it +0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<text:span text:style-name="T1">exit</text:span></text:p>
            <text:p><text:span text:style-name="T7">~/minishell</text:span><text:span text:style-name="T4"> 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it -0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<text:span text:style-name="T1">exit</text:span></text:p>
            <text:p><text:span text:style-name="T7">~/minishell</text:span><text:span text:style-name="T4"> 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it +42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<text:span text:style-name="T1">exit</text:span></text:p>
            <text:p><text:span text:style-name="T7">~/minishell</text:span><text:span text:style-name="T4"> 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it -69 -96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exit</text:p>
            <text:p>bash: exit: too many arguments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it --666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<text:span text:style-name="T1">exit</text:span></text:p>
            <text:p><text:span text:style-name="T1">bash: exit: --666: numeric argument required</text:span></text:p>
            <text:p><text:span text:style-name="T7">~/minishell</text:span><text:span text:style-name="T4"> 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it ++++666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<text:span text:style-name="T1">exit</text:span></text:p>
            <text:p><text:span text:style-name="T1">bash: exit: ++++666: numeric argument required</text:span></text:p>
            <text:p><text:span text:style-name="T7">~/minishell</text:span><text:span text:style-name="T4"> 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it ++++++0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<text:span text:style-name="T1">exit</text:span></text:p>
            <text:p><text:span text:style-name="T1">bash: exit: ++++++0: numeric argument required</text:span></text:p>
            <text:p><text:span text:style-name="T7">~/minishell</text:span><text:span text:style-name="T4"> 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it ------0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<text:span text:style-name="T1">exit</text:span></text:p>
            <text:p><text:span text:style-name="T1">bash: exit: ------0: numeric argument required</text:span></text:p>
            <text:p><text:span text:style-name="T7">~/minishell</text:span><text:span text:style-name="T4"> 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it "666"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<text:span text:style-name="T1">exit</text:span></text:p>
            <text:p><text:span text:style-name="T7">~/minishell</text:span><text:span text:style-name="T4"> 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it '666'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<text:span text:style-name="T1">exit</text:span></text:p>
            <text:p><text:span text:style-name="T7">~/minishell</text:span><text:span text:style-name="T4"> 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it '-666'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<text:span text:style-name="T1">exit</text:span></text:p>
            <text:p><text:span text:style-name="T7">~/minishell</text:span><text:span text:style-name="T4"> 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it '+666'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<text:span text:style-name="T1">exit</text:span></text:p>
            <text:p><text:span text:style-name="T7">~/minishell</text:span><text:span text:style-name="T4"> 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it '----666'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<text:span text:style-name="T1">exit</text:span></text:p>
            <text:p><text:span text:style-name="T1">bash: exit: ----666: numeric argument required</text:span></text:p>
            <text:p><text:span text:style-name="T7">~/minishell</text:span><text:span text:style-name="T4"> 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it '++++666'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<text:span text:style-name="T1">exit</text:span></text:p>
            <text:p><text:span text:style-name="T1">bash: exit: ++++666: numeric argument required</text:span></text:p>
            <text:p><text:span text:style-name="T7">~/minishell</text:span><text:span text:style-name="T4"> 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it '6'66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<text:span text:style-name="T1">exit</text:span></text:p>
            <text:p><text:span text:style-name="T7">~/minishell</text:span><text:span text:style-name="T4"> 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it '2'66'32'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<text:span text:style-name="T1">exit</text:span></text:p>
            <text:p><text:span text:style-name="T7">~/minishell</text:span><text:span text:style-name="T4"> 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it "'666'"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<text:span text:style-name="T1">exit</text:span></text:p>
            <text:p><text:span text:style-name="T1">bash: exit: '666': numeric argument required</text:span></text:p>
            <text:p><text:span text:style-name="T7">~/minishell</text:span><text:span text:style-name="T4"> 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it '"666"'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<text:span text:style-name="T1">exit</text:span></text:p>
            <text:p><text:span text:style-name="T1">bash: exit: "666": numeric argument required</text:span></text:p>
            <text:p><text:span text:style-name="T7">~/minishell</text:span><text:span text:style-name="T4"> 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it '666'"666"666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<text:span text:style-name="T1">exit</text:span></text:p>
            <text:p><text:span text:style-name="T7">~/minishell</text:span><text:span text:style-name="T4"> 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it +'666'"666"666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<text:span text:style-name="T1">exit</text:span></text:p>
            <text:p><text:span text:style-name="T7">~/minishell</text:span><text:span text:style-name="T4"> 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it -'666'"666"666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<text:span text:style-name="T1">exit</text:span></text:p>
            <text:p><text:span text:style-name="T7">~/minishell</text:span><text:span text:style-name="T4"> 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it 9223372036854775807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<text:span text:style-name="T1">exit</text:span></text:p>
            <text:p><text:span text:style-name="T7">~/minishell</text:span><text:span text:style-name="T4"> 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it 9223372036854775808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3" office:value-type="string" calcext:value-type="string">
            <text:p><text:span text:style-name="T1">exit</text:span></text:p>
            <text:p><text:span text:style-name="T1">bash: exit: 9223372036854775808: numeric argument required</text:span></text:p>
            <text:p><text:span text:style-name="T7">~/minishell</text:span><text:span text:style-name="T4"> 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it -9223372036854775808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<text:span text:style-name="T1">exit</text:span></text:p>
            <text:p><text:span text:style-name="T7">~/minishell</text:span><text:span text:style-name="T4"> 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it -9223372036854775809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3" office:value-type="string" calcext:value-type="string">
            <text:p><text:span text:style-name="T1">exit</text:span></text:p>
            <text:p><text:span text:style-name="T1">bash: exit: -9223372036854775809: numeric argument required</text:span></text:p>
            <text:p><text:span text:style-name="T7">~/minishell</text:span><text:span text:style-name="T4"> 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at | cat | cat | ls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crashtest.c  Docs  Dockers  Drawings  Makefile  minishell  philosophers  srcs  test.c</text:span></text:p>
            <text:p/>
            <text:p/>
            <text:p/>
            <text:p><text:span text:style-name="T1">$&gt;</text:span>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ls | exit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ls | exit 42</text:span></text:p>
          </table:table-cell>
          <table:table-cell table:style-name="ce2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it | ls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crashtest.c  Docs  Dockers  Drawings  Makefile  minishell  philosophers  srcs  test.c</text:span></text:p>
            <text:p><text:span text:style-name="T1">$&gt;</text:span>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echo hola &gt; bonjour</text:span></text:p>
            <text:p><text:span text:style-name="T1">exit | cat -e bonjour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$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echo hola &gt; bonjour</text:span></text:p>
            <text:p><text:span text:style-name="T1">cat -e bonjour | exit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| echo</text:span></text:p>
          </table:table-cell>
          <table:table-cell table:style-name="ce20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/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| echo que tal</text:span></text:p>
          </table:table-cell>
          <table:table-cell table:style-name="ce14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que tal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pwd | echo hol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nv | echo hol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oui | cat -e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oui$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echo oui | echo non | echo hola | grep oui</text:span></text:p>
          </table:table-cell>
          <table:table-cell table:style-name="ce14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echo oui | echo non | echo hola | grep non</text:span></text:p>
          </table:table-cell>
          <table:table-cell table:style-name="ce14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echo oui | echo non | echo hola | grep hola</text:span></text:p>
          </table:table-cell>
          <table:table-cell table:style-name="ce14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echo hola | cat -e | cat -e | cat -e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$$$</text:p>
            <text:p>$&gt;</text:p>
          </table:table-cell>
          <table:table-cell table:style-name="ce66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d .. | echo "hola"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</text:p>
            <text:p>$&gt;</text:p>
          </table:table-cell>
          <table:table-cell table:style-name="ce66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d / | echo "hola"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</text:p>
            <text:p>$&gt;</text:p>
          </table:table-cell>
          <table:table-cell table:style-name="ce65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d .. | pwd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5">/home/vietdu91/42_works/minishell</text:span></text:p>
            <text:p><text:span text:style-name="T1">$&gt;</text:span></text:p>
          </table:table-cell>
          <table:table-cell table:style-name="ce65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ifconfig | grep ":"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docker0: flags=4099&lt;UP,BROADCAST,MULTICAST&gt;  mtu 1500</text:p>
            <text:p>   ether 02:42:27:cf:95:49  txqueuelen 0  (Ethernet)</text:p>
            <text:p>[...]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ifconfig | grep hol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whoami | grep $USER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5">vietdu91</text:span></text:p>
            <text:p><text:span text:style-name="T1">$&gt;</text:span>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whoami | grep $USER &gt; /tmp/bonjour</text:span></text:p>
            <text:p><text:span text:style-name="T1">cat /tmp/bonjour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5">vietdu91</text:span></text:p>
            <text:p><text:span text:style-name="T1">$&gt;</text:span>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whoami | cat -e | cat -e &gt; /tmp/bonjour</text:span></text:p>
            <text:p><text:span text:style-name="T1">cat /tmp/bonjour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5">vietdu91</text:span><text:span text:style-name="T4">$$</text:span></text:p>
            <text:p><text:span text:style-name="T1">$&gt;</text:span>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whereis ls | cat -e | cat -e &gt; /tmp/bonjour</text:span></text:p>
            <text:p><text:span text:style-name="T1">cat /tmp/bonjour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ls: /usr/bin/ls /usr/share/man/man1/ls.1posix.gz /usr/share/man/man1/ls.1.gz$$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ls | hol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hola: command not found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ls | ls hola</text:span></text:p>
          </table:table-cell>
          <table:table-cell table:style-name="ce14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ls: cannot access 'hola': No such file or directory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ls | ls | hola</text:span></text:p>
          </table:table-cell>
          <table:table-cell table:style-name="ce14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hola: command not found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ls | hola | ls</text:span></text:p>
          </table:table-cell>
          <table:table-cell table:style-name="ce14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1">bash: hola: command not found</text:span></text:p>
            <text:p><text:span text:style-name="T5">crashtest.c  Docs  Dockers  Drawings  Makefile  minishell  philosophers  srcs  test.c</text:span></text:p>
            <text:p><text:span text:style-name="T1">$&gt;</text:span>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ls | ls | hola | rev</text:span></text:p>
          </table:table-cell>
          <table:table-cell table:style-name="ce14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hola: command not found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ls | ls | echo hola | re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aloh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ls -la | grep "."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5">total 16</text:span></text:p>
            <text:p><text:span text:style-name="T5">drwx------  2 vietdu91 [...] .</text:span></text:p>
            <text:p><text:span text:style-name="T5">drwxrwxewt 51 root     [...] ..</text:span></text:p>
            <text:p><text:span text:style-name="T5">-rwxr-xr-x  8 vietdu91 [...] crashtest.c</text:span></text:p>
            <text:p><text:span text:style-name="T1">[...]</text:span></text:p>
            <text:p/>
          </table:table-cell>
          <table:table-cell table:style-name="ce67" table:number-columns-spanned="1" table:number-rows-spanned="2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ls -la | grep "'.'"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covered-table-cell table:style-name="ce68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echo test.c | cat -e| cat -e| cat -e| cat -e| cat -e| cat -e| cat -e| cat -e|cat -e|cat -e|cat -e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test.c$$$$$$$$$$$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ls|ls|ls|ls|ls|ls|ls|ls|ls|ls|ls|ls</text:span></text:p>
            <text:p><text:span text:style-name="T1">|ls|ls|ls|ls|ls|ls|ls|ls|ls|ls|ls|ls|ls|ls|ls|ls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crashtest.c Docs Dockers Drawings Makefile minishell philosophers srcs test.c</text:span></text:p>
            <text:p><text:span text:style-name="T1">$&gt;</text:span>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echo hola | cat | cat | cat | cat | cat | grep hola</text:span></text:p>
          </table:table-cell>
          <table:table-cell table:style-name="ce14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| cat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| cat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</text:p>
            <text:p>$&gt;</text:p>
          </table:table-cell>
          <table:table-cell table:style-name="ce6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|cat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</text:p>
            <text:p>$&gt;</text:p>
          </table:table-cell>
          <table:table-cell table:style-name="ce6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|cat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</text:p>
            <text:p>$&gt;</text:p>
          </table:table-cell>
          <table:table-cell table:style-name="ce6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|| cat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</text:p>
            <text:p>$&gt;</text:p>
          </table:table-cell>
          <table:table-cell table:style-name="ce6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||| cat</text:span></text:p>
          </table:table-cell>
          <table:table-cell table:style-name="ce14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syntax error near</text:p>
            <text:p>unexpected token `|'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|o hola | cat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ech: command not found</text:p>
            <text:p>bash: o: command not found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at Makefile | cat -e | cat -e</text:span></text:p>
          </table:table-cell>
          <table:table-cell table:style-name="ce14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1">[...]</text:span></text:p>
            <text:p><text:span text:style-name="T5">$$</text:span></text:p>
            <text:p><text:span text:style-name="T5">.PHONY:    all clean fclean re$$</text:span></text:p>
            <text:p><text:span text:style-name="T1">$&gt;</text:span>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at Makefile | grep srcs | cat -e</text:span></text:p>
          </table:table-cell>
          <table:table-cell table:style-name="ce14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5">objs/%.o:                srcs/%.c$</text:span></text:p>
            <text:p><text:span text:style-name="T5">                        @norminette srcs/*$</text:span></text:p>
            <text:p><text:span text:style-name="T1">$&gt;</text:span>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cat Makefile | grep srcs | grep srcs | cat -e</text:span></text:p>
          </table:table-cell>
          <table:table-cell table:style-name="ce14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5">objs/%.o:                srcs/%.c$</text:span></text:p>
            <text:p><text:span text:style-name="T5">                        @norminette srcs/*$</text:span></text:p>
            <text:p><text:span text:style-name="T1">$&gt;</text:span>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cat Makefile | grep pr | head -n 5 | cd file_not_exist</text:span></text:p>
          </table:table-cell>
          <table:table-cell table:style-name="ce14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cd: file_not_exist: No such file or directory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cat Makefile | grep pr | head -n 5 | hello</text:span></text:p>
          </table:table-cell>
          <table:table-cell table:style-name="ce14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hello: command not found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export HOLA=bonjour | cat -e | cat -e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unset HOLA | cat -e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export HOLA | echo hola</text:span></text:p>
            <text:p><text:span text:style-name="T1">env | grep PROUT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</text:p>
            <text:p>$&gt;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export | echo hol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</text:p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sleep 3 | sleep 3</text:span></text:p>
          </table:table-cell>
          <table:table-cell table:style-name="ce20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time sleep 3 | sleep 3</text:span></text:p>
          </table:table-cell>
          <table:table-cell table:style-name="ce14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real0m3.002s<text:line-break/>user0m0.003s<text:line-break/>sys0m0.001s<text:line-break/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sleep 3 | exit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exit | sleep 3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gt; a</text:span></text:p>
            <text:p><text:span text:style-name="T1">&gt;&gt;b echo que tal</text:span></text:p>
            <text:p><text:span text:style-name="T1">cat a | &lt;b cat | cat &gt; c | cat</text:span></text:p>
          </table:table-cell>
          <table:table-cell table:style-name="ce20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pwd &amp;&amp; ls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/home/vietdu91/42_works/minishell</text:span></text:p>
            <text:p><text:span text:style-name="T5">crashtest.c  Docs  Dockers  Drawings  Makefile  minishell  philosophers  srcs  test.c</text:span></text:p>
            <text:p><text:span text:style-name="T1">$&gt;</text:span></text:p>
          </table:table-cell>
          <table:table-cell table:style-name="ce5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pwd || ls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5">/home/vietdu91/42_works/minishell</text:span></text:p>
            <text:p><text:span text:style-name="T1">$&gt;</text:span></text:p>
          </table:table-cell>
          <table:table-cell table:style-name="ce5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|| echo bonjour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</text:p>
            <text:p>$&gt;</text:p>
          </table:table-cell>
          <table:table-cell table:style-name="ce5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amp;&amp; echo bonjour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</text:p>
            <text:p>bonjour</text:p>
            <text:p>$&gt;</text:p>
          </table:table-cell>
          <table:table-cell table:style-name="ce5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bonjour || echo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onjour</text:p>
            <text:p>$&gt;</text:p>
          </table:table-cell>
          <table:table-cell table:style-name="ce5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bonjour &amp;&amp; echo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onjour</text:p>
            <text:p>hola</text:p>
            <text:p>$&gt;</text:p>
          </table:table-cell>
          <table:table-cell table:style-name="ce5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-n bonjour &amp;&amp; echo -n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onjourhola$&gt;</text:p>
          </table:table-cell>
          <table:table-cell table:style-name="ce5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pwd &amp;&amp; ls &amp;&amp; echo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/home/vietdu91/42_works/minishell</text:span></text:p>
            <text:p><text:span text:style-name="T5">crashtest.c  Docs  Dockers  Drawings  Makefile  minishell  philosophers  srcs  test.c</text:span></text:p>
            <text:p><text:span text:style-name="T1">hola</text:span></text:p>
            <text:p><text:span text:style-name="T1">$&gt;</text:span></text:p>
          </table:table-cell>
          <table:table-cell table:style-name="ce5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pwd || ls &amp;&amp; echo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/home/vietdu91/42_works/minishell</text:span></text:p>
            <text:p><text:span text:style-name="T1">hola</text:span></text:p>
            <text:p><text:span text:style-name="T1">$&gt;</text:span></text:p>
          </table:table-cell>
          <table:table-cell table:style-name="ce5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pwd &amp;&amp; ls || echo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/home/vietdu91/42_works/minishell</text:span></text:p>
            <text:p><text:span text:style-name="T5">crashtest.c  Docs  Dockers  Drawings  Makefile  minishell  philosophers  srcs  test.c</text:span></text:p>
            <text:p><text:span text:style-name="T1">$&gt;</text:span></text:p>
          </table:table-cell>
          <table:table-cell table:style-name="ce5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pwd || ls || echo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5">/home/vietdu91/42_works/minishell</text:span></text:p>
            <text:p><text:span text:style-name="T1">$&gt;</text:span></text:p>
          </table:table-cell>
          <table:table-cell table:style-name="ce5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ls || export ""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crashtest.c  Docs  Dockers  Drawings  Makefile  minishell  philosophers  srcs  test.c</text:span></text:p>
            <text:p><text:span text:style-name="T1">$&gt;</text:span></text:p>
          </table:table-cell>
          <table:table-cell table:style-name="ce5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"" || ls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1">bash: export: `': not a valid identifier</text:span></text:p>
            <text:p><text:span text:style-name="T5">crashtest.c  Docs  Dockers  Drawings  Makefile  minishell  philosophers  srcs  test.c</text:span></text:p>
            <text:p><text:span text:style-name="T1">$&gt;</text:span></text:p>
          </table:table-cell>
          <table:table-cell table:style-name="ce5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ls &amp;&amp; export ""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crashtest.c  Docs  Dockers  Drawings  Makefile  minishell  philosophers  srcs  test.c</text:span></text:p>
            <text:p><text:span text:style-name="T1">bash: export: `': not a valid identifier</text:span></text:p>
            <text:p><text:span text:style-name="T1">$&gt;</text:span></text:p>
          </table:table-cell>
          <table:table-cell table:style-name="ce5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"" &amp;&amp; ls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export: `': not a valid identifier</text:p>
            <text:p>$&gt;</text:p>
          </table:table-cell>
          <table:table-cell table:style-name="ce5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ls || ;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syntax error near</text:p>
            <text:p>unexpected token `;'</text:p>
            <text:p>$&gt;</text:p>
          </table:table-cell>
          <table:table-cell table:style-name="ce59" office:value-type="string" calcext:value-type="string">
            <text:p><text:span text:style-name="T11">[BONUS] </text:span><text:span text:style-name="T12">Marche pour les metacharacters |&amp;;()</text:span>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; || ls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syntax error near</text:p>
            <text:p>unexpected token `;'</text:p>
            <text:p>$&gt;</text:p>
          </table:table-cell>
          <table:table-cell table:style-name="ce59" office:value-type="string" calcext:value-type="string">
            <text:p><text:span text:style-name="T11">[BONUS] </text:span><text:span text:style-name="T12">Marche pour les metacharacters |&amp;;()</text:span>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ls &amp;&amp; ;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syntax error near</text:p>
            <text:p>unexpected token `;'</text:p>
            <text:p>$&gt;</text:p>
          </table:table-cell>
          <table:table-cell table:style-name="ce59" office:value-type="string" calcext:value-type="string">
            <text:p><text:span text:style-name="T11">[BONUS] </text:span><text:span text:style-name="T12">Marche pour les metacharacters |&amp;;()</text:span>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; &amp;&amp; ls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syntax error near</text:p>
            <text:p>unexpected token `;'</text:p>
            <text:p>$&gt;</text:p>
          </table:table-cell>
          <table:table-cell table:style-name="ce59" office:value-type="string" calcext:value-type="string">
            <text:p><text:span text:style-name="T11">[BONUS] </text:span><text:span text:style-name="T12">Marche pour les metacharacters |&amp;;()</text:span>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ls || &lt;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4" office:value-type="string" calcext:value-type="string">
            <text:p>bash: syntax error near unexpected token `newline' </text:p>
            <text:p>$&gt;</text:p>
          </table:table-cell>
          <table:table-cell table:style-name="ce59" office:value-type="string" calcext:value-type="string">
            <text:p><text:span text:style-name="T11">[BONUS] </text:span><text:span text:style-name="T12">Marche pour les metacharacters &lt;&gt;</text:span>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ls &amp;&amp; &lt;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5" office:value-type="string" calcext:value-type="string">
            <text:p>bash: syntax error near unexpected token `newline' </text:p>
            <text:p>$&gt;</text:p>
          </table:table-cell>
          <table:table-cell table:style-name="ce59" office:value-type="string" calcext:value-type="string">
            <text:p><text:span text:style-name="T11">[BONUS] </text:span><text:span text:style-name="T12">Marche pour les metacharacters &lt;&gt;</text:span>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at | echo || ls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/>
            <text:p/>
            <text:p>$&gt;</text:p>
          </table:table-cell>
          <table:table-cell table:style-name="ce5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at | echo &amp;&amp; ls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/>
            <text:p/>
            <text:p><text:span text:style-name="T5">crashtest.c  Docs  Dockers  Drawings  Makefile  minishell  philosophers  srcs  test.c</text:span></text:p>
            <text:p><text:span text:style-name="T1">$&gt;</text:span></text:p>
          </table:table-cell>
          <table:table-cell table:style-name="ce5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ls || cat | echo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6" office:value-type="string" calcext:value-type="string">
            <text:p><text:span text:style-name="T5">crashtest.c  Docs  Dockers  Drawings  Makefile  minishell  philosophers  srcs  test.c</text:span></text:p>
            <text:p><text:span text:style-name="T1">$&gt;</text:span></text:p>
          </table:table-cell>
          <table:table-cell table:style-name="ce5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ls &amp;&amp; cat | echo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6" office:value-type="string" calcext:value-type="string">
            <text:p><text:span text:style-name="T5">crashtest.c  Docs  Dockers  Drawings  Makefile  minishell  philosophers  srcs  test.c</text:span></text:p>
            <text:p/>
            <text:p/>
            <text:p><text:span text:style-name="T1">$&gt;</text:span></text:p>
          </table:table-cell>
          <table:table-cell table:style-name="ce5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"" &amp;&amp; unset ""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export: `': not a valid identifier</text:p>
          </table:table-cell>
          <table:table-cell table:style-name="ce5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/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/>
          <table:table-cell table:style-name="ce5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(ls)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6" office:value-type="string" calcext:value-type="string">
            <text:p><text:span text:style-name="T5">crashtest.c  Docs  Dockers  Drawings  Makefile  minishell  philosophers  srcs  test.c</text:span></text:p>
            <text:p><text:span text:style-name="T1">$&gt;</text:span></text:p>
          </table:table-cell>
          <table:table-cell table:style-name="ce6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( ( ls ) )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6" office:value-type="string" calcext:value-type="string">
            <text:p><text:span text:style-name="T5">crashtest.c  Docs  Dockers  Drawings  Makefile  minishell  philosophers  srcs  test.c</text:span></text:p>
            <text:p><text:span text:style-name="T1">$&gt;</text:span></text:p>
          </table:table-cell>
          <table:table-cell table:style-name="ce6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( ( ) ls )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syntax error near unexpected token `)'</text:p>
            <text:p>$&gt;</text:p>
          </table:table-cell>
          <table:table-cell table:style-name="ce6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ls &amp;&amp; (ls)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6" office:value-type="string" calcext:value-type="string">
            <text:p><text:span text:style-name="T5">crashtest.c  Docs  Dockers  Drawings  Makefile  minishell  philosophers  srcs  test.c</text:span></text:p>
            <text:p><text:span text:style-name="T5">crashtest.c  Docs  Dockers  Drawings  Makefile  minishell  philosophers  srcs  test.c</text:span></text:p>
            <text:p><text:span text:style-name="T1">$&gt;</text:span></text:p>
          </table:table-cell>
          <table:table-cell table:style-name="ce6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(ls &amp;&amp; pwd)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6" office:value-type="string" calcext:value-type="string">
            <text:p><text:span text:style-name="T5">crashtest.c  Docs  Dockers  Drawings  Makefile  minishell  philosophers  srcs  test.c</text:span></text:p>
            <text:p><text:span text:style-name="T5">/home/vietdu91/42_works/minishell</text:span></text:p>
            <text:p><text:span text:style-name="T1">$&gt;</text:span></text:p>
          </table:table-cell>
          <table:table-cell table:style-name="ce6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( ( ls&amp;&amp;pwd ) )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6" office:value-type="string" calcext:value-type="string">
            <text:p><text:span text:style-name="T5">crashtest.c  Docs  Dockers  Drawings  Makefile  minishell  philosophers  srcs  test.c</text:span></text:p>
            <text:p><text:span text:style-name="T5">/home/vietdu91/42_works/minishell</text:span></text:p>
            <text:p><text:span text:style-name="T1">$&gt;</text:span></text:p>
          </table:table-cell>
          <table:table-cell table:style-name="ce6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( ( ls ) &amp;&amp;pwd )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6" office:value-type="string" calcext:value-type="string">
            <text:p><text:span text:style-name="T5">crashtest.c  Docs  Dockers  Drawings  Makefile  minishell  philosophers  srcs  test.c</text:span></text:p>
            <text:p><text:span text:style-name="T5">/home/vietdu91/42_works/minishell</text:span></text:p>
            <text:p><text:span text:style-name="T1">$&gt;</text:span></text:p>
          </table:table-cell>
          <table:table-cell table:style-name="ce6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(ls &amp;&amp; ( ( pwd ) ) )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6" office:value-type="string" calcext:value-type="string">
            <text:p><text:span text:style-name="T5">crashtest.c  Docs  Dockers  Drawings  Makefile  minishell  philosophers  srcs  test.c</text:span></text:p>
            <text:p><text:span text:style-name="T5">/home/vietdu91/42_works/minishell</text:span></text:p>
            <text:p><text:span text:style-name="T1">$&gt;</text:span></text:p>
          </table:table-cell>
          <table:table-cell table:style-name="ce6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(ls &amp;&amp; pwd) &gt; hola</text:span></text:p>
            <text:p><text:span text:style-name="T1">cat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6" office:value-type="string" calcext:value-type="string">
            <text:p><text:span text:style-name="T5">crashtest.c</text:span></text:p>
            <text:p><text:span text:style-name="T5">Docs</text:span></text:p>
            <text:p><text:span text:style-name="T5">Dockers</text:span></text:p>
            <text:p><text:span text:style-name="T5">Drawings</text:span></text:p>
            <text:p><text:span text:style-name="T5">Makefile</text:span></text:p>
            <text:p><text:span text:style-name="T5">minishell</text:span></text:p>
            <text:p><text:span text:style-name="T5">philosophers</text:span></text:p>
            <text:p><text:span text:style-name="T5">srcs</text:span></text:p>
            <text:p><text:span text:style-name="T5">test.c</text:span></text:p>
            <text:p><text:span text:style-name="T5">/home/vietdu91/42_works/minishell</text:span></text:p>
            <text:p><text:span text:style-name="T1">$&gt;</text:span></text:p>
          </table:table-cell>
          <table:table-cell table:style-name="ce6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&gt; hola ls &amp;&amp; pwd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7" office:value-type="string" calcext:value-type="string">
            <text:p><text:span text:style-name="T5">/home/vietdu91/42_works/minishell</text:span></text:p>
            <text:p><text:span text:style-name="T1">$&gt;</text:span></text:p>
          </table:table-cell>
          <table:table-cell table:style-name="ce6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&gt; hola (ls &amp;&amp; pwd)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syntax error near unexpected token `('</text:p>
            <text:p>$&gt;</text:p>
          </table:table-cell>
          <table:table-cell table:style-name="ce6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(&gt; pwd)</text:span></text:p>
            <text:p><text:span text:style-name="T1">ls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6" office:value-type="string" calcext:value-type="string">
            <text:p><text:span text:style-name="T5">crashtest.c  Docs  Dockers  Drawings  Makefile  minishell  philosophers  pwd  srcs  test.c</text:span></text:p>
            <text:p><text:span text:style-name="T1">$&gt;</text:span></text:p>
          </table:table-cell>
          <table:table-cell table:style-name="ce6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(&lt; pwd)</text:span></text:p>
            <text:p><text:span text:style-name="T1">ls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69" office:value-type="string" calcext:value-type="string">
            <text:p><text:span text:style-name="T11">[BONUS] </text:span><text:span text:style-name="T12">Si pwd existe</text:span>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(&lt; pwd)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pwd: No such file or directory</text:p>
            <text:p>$&gt;</text:p>
          </table:table-cell>
          <table:table-cell table:style-name="ce69" office:value-type="string" calcext:value-type="string">
            <text:p><text:span text:style-name="T11">[BONUS] </text:span><text:span text:style-name="T12">Si pwd n'existe pas</text:span>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( ( ( ( ( pwd) ) ) ) )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7" office:value-type="string" calcext:value-type="string">
            <text:p><text:span text:style-name="T5">/home/vietdu91/42_works/minishell</text:span></text:p>
            <text:p><text:span text:style-name="T1">$&gt;</text:span></text:p>
          </table:table-cell>
          <table:table-cell table:style-name="ce6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() pwd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syntax error near unexpected token `)'</text:p>
            <text:p>$&gt;</text:p>
          </table:table-cell>
          <table:table-cell table:style-name="ce6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&gt; pwd (ls)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syntax error near unexpected token `('</text:p>
            <text:p>$&gt;</text:p>
          </table:table-cell>
          <table:table-cell table:style-name="ce6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(ls||pwd)&amp;&amp;(ls||pwd)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6" office:value-type="string" calcext:value-type="string">
            <text:p><text:span text:style-name="T5">crashtest.c  Docs  Dockers  Drawings  Makefile  minishell  philosophers  pwd  srcs  test.c</text:span></text:p>
            <text:p><text:span text:style-name="T5">crashtest.c  Docs  Dockers  Drawings  Makefile  minishell  philosophers  pwd  srcs  test.c</text:span></text:p>
            <text:p><text:span text:style-name="T1">$&gt;</text:span></text:p>
          </table:table-cell>
          <table:table-cell table:style-name="ce6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(lss||pwd)&amp;&amp;(lss||pwd)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6" office:value-type="string" calcext:value-type="string">
            <text:p><text:span text:style-name="T1">bash: lss: command not found</text:span></text:p>
            <text:p><text:span text:style-name="T5">/home/vietdu91/42_works/minishell</text:span></text:p>
            <text:p><text:span text:style-name="T1">bash: lss: command not found</text:span></text:p>
            <text:p><text:span text:style-name="T5">/home/vietdu91/42_works/minishell</text:span></text:p>
            <text:p><text:span text:style-name="T1">$&gt;</text:span></text:p>
          </table:table-cell>
          <table:table-cell table:style-name="ce6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(lss&amp;&amp;pwd)&amp;&amp;(lss&amp;&amp;pwd)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6" office:value-type="string" calcext:value-type="string">
            <text:p><text:span text:style-name="T1">bash: lss: command not found</text:span></text:p>
            <text:p><text:span text:style-name="T1">$&gt;</text:span></text:p>
          </table:table-cell>
          <table:table-cell table:style-name="ce6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(ls &amp;&amp; pwd | wc) &gt; hola</text:span></text:p>
            <text:p><text:span text:style-name="T1">cat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6" office:value-type="string" calcext:value-type="string">
            <text:p><text:span text:style-name="T5">crashtest.c</text:span></text:p>
            <text:p><text:span text:style-name="T5">Docs</text:span></text:p>
            <text:p><text:span text:style-name="T5">Dockers</text:span></text:p>
            <text:p><text:span text:style-name="T5">Drawings</text:span></text:p>
            <text:p><text:span text:style-name="T5">Makefile</text:span></text:p>
            <text:p><text:span text:style-name="T5">minishell</text:span></text:p>
            <text:p><text:span text:style-name="T5">philosophers</text:span></text:p>
            <text:p><text:span text:style-name="T5">srcs</text:span></text:p>
            <text:p><text:span text:style-name="T5">test.c</text:span></text:p>
            <text:p><text:span text:style-name="T5">      1       1      34</text:span></text:p>
            <text:p><text:span text:style-name="T1">$&gt;</text:span></text:p>
          </table:table-cell>
          <table:table-cell table:style-name="ce6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(ls &amp;&amp; pwd | wc) &gt; hola</text:span></text:p>
            <text:p><text:span text:style-name="T1">(ls &amp;&amp; pwd | wc) &gt; hola</text:span></text:p>
            <text:p><text:span text:style-name="T1">cat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6" office:value-type="string" calcext:value-type="string">
            <text:p><text:span text:style-name="T5">crashtest.c</text:span></text:p>
            <text:p><text:span text:style-name="T5">Docs</text:span></text:p>
            <text:p><text:span text:style-name="T5">Dockers</text:span></text:p>
            <text:p><text:span text:style-name="T5">Drawings</text:span></text:p>
            <text:p><text:span text:style-name="T5">Makefile</text:span></text:p>
            <text:p><text:span text:style-name="T5">minishell</text:span></text:p>
            <text:p><text:span text:style-name="T5">philosophers</text:span></text:p>
            <text:p><text:span text:style-name="T5">srcs</text:span></text:p>
            <text:p><text:span text:style-name="T5">test.c</text:span></text:p>
            <text:p><text:span text:style-name="T5">      1       1      34</text:span></text:p>
            <text:p><text:span text:style-name="T1">$&gt;</text:span></text:p>
          </table:table-cell>
          <table:table-cell table:style-name="ce6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(ls &amp;&amp; pwd | wc) &gt;&gt; hola</text:span></text:p>
            <text:p><text:span text:style-name="T1">echo hey&amp;&amp;(ls &amp;&amp; pwd | wc) &gt; hola</text:span></text:p>
            <text:p><text:span text:style-name="T1">cat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6" office:value-type="string" calcext:value-type="string">
            <text:p><text:span text:style-name="T1">hey</text:span></text:p>
            <text:p><text:span text:style-name="T1">$&gt;</text:span></text:p>
            <text:p><text:span text:style-name="T5">crashtest.c</text:span></text:p>
            <text:p><text:span text:style-name="T5">Docs</text:span></text:p>
            <text:p><text:span text:style-name="T5">[...]</text:span></text:p>
            <text:p><text:span text:style-name="T5">srcs</text:span></text:p>
            <text:p><text:span text:style-name="T5">test.c</text:span></text:p>
            <text:p><text:span text:style-name="T5">      1       1      34</text:span></text:p>
            <text:p><text:span text:style-name="T5">crashtest.c</text:span></text:p>
            <text:p><text:span text:style-name="T5">Docs</text:span></text:p>
            <text:p><text:span text:style-name="T5">[...]</text:span></text:p>
            <text:p><text:span text:style-name="T5">srcs</text:span></text:p>
            <text:p><text:span text:style-name="T5">test.c</text:span></text:p>
            <text:p><text:span text:style-name="T5">      1       1      34</text:span></text:p>
            <text:p><text:span text:style-name="T1">$&gt;</text:span></text:p>
          </table:table-cell>
          <table:table-cell table:style-name="ce6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(pwd | wc) &lt;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5">      1       1      34</text:span></text:p>
            <text:p><text:span text:style-name="T1">$&gt;</text:span></text:p>
          </table:table-cell>
          <table:table-cell table:style-name="ce6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(ls &amp;&amp; pwd | wc) &lt;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crashtest.c  Docs  Dockers  Drawings  Makefile  minishell  philosophers  pwd  srcs  test.c</text:span></text:p>
            <text:p><text:span text:style-name="T5">      1       1      34</text:span></text:p>
            <text:p><text:span text:style-name="T1">$&gt;</text:span></text:p>
          </table:table-cell>
          <table:table-cell table:style-name="ce6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(ls -z || pwd | wc) &lt;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1">ls: invalid option -- 'z'</text:span></text:p>
            <text:p><text:span text:style-name="T5">      1       1      34</text:span></text:p>
            <text:p><text:span text:style-name="T1">$&gt;</text:span></text:p>
          </table:table-cell>
          <table:table-cell table:style-name="ce6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ey &gt; hola</text:span></text:p>
            <text:p><text:span text:style-name="T1">(pwd | wc) &lt;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5">      1       1      34</text:span></text:p>
            <text:p><text:span text:style-name="T1">$&gt;</text:span></text:p>
          </table:table-cell>
          <table:table-cell table:style-name="ce6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ey &gt; hola</text:span></text:p>
            <text:p><text:span text:style-name="T1">(ls &amp;&amp; pwd | wc) &lt;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crashtest.c  Docs  Dockers  Drawings  Makefile  minishell  philosophers  pwd  srcs  test.c</text:span></text:p>
            <text:p><text:span text:style-name="T5">      1       1      34</text:span></text:p>
            <text:p><text:span text:style-name="T1">$&gt;</text:span></text:p>
          </table:table-cell>
          <table:table-cell table:style-name="ce6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ey &gt; hola</text:span></text:p>
            <text:p><text:span text:style-name="T1">(ls -z || pwd | wc) &lt;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1">ls: invalid option -- 'z'</text:span></text:p>
            <text:p><text:span text:style-name="T5">      1       1      34</text:span></text:p>
            <text:p><text:span text:style-name="T1">$&gt;</text:span></text:p>
          </table:table-cell>
          <table:table-cell table:style-name="ce6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(ls -z || pwd &amp;&amp; ls)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1">ls: invalid option -- 'z'</text:span></text:p>
            <text:p><text:span text:style-name="T5">/home/vietdu91/42_works/minishell</text:span></text:p>
            <text:p><text:span text:style-name="T5">crashtest.c  Docs  Dockers  Drawings  Makefile  minishell  philosophers  pwd  srcs  test.c</text:span></text:p>
            <text:p><text:span text:style-name="T1">$&gt;</text:span></text:p>
          </table:table-cell>
          <table:table-cell table:style-name="ce6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ls || (cat Makefile|grep srcs) &amp;&amp; (pwd|wc)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crashtest.c  Docs  Dockers  Drawings  Makefile  minishell  philosophers  pwd  srcs  test.c</text:span></text:p>
            <text:p><text:span text:style-name="T5">      1       1      34</text:span></text:p>
            <text:p><text:span text:style-name="T1">$&gt;</text:span></text:p>
          </table:table-cell>
          <table:table-cell table:style-name="ce6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ls -z &amp;&amp; (ls) &amp;&amp; (pwd)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ls: invalid option -- 'z'</text:p>
            <text:p>$&gt;</text:p>
          </table:table-cell>
          <table:table-cell table:style-name="ce6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(ls &gt; Docs/hey &amp;&amp; pwd) &gt; hola</text:span></text:p>
            <text:p><text:span text:style-name="T1">cat hola</text:span></text:p>
            <text:p><text:span text:style-name="T1">cat Docs/hey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8" office:value-type="string" calcext:value-type="string">
            <text:p><text:span text:style-name="T5">/home/vietdu91/42_works/minishell</text:span></text:p>
            <text:p><text:span text:style-name="T1">$&gt;</text:span></text:p>
            <text:p><text:span text:style-name="T5">crashtest.c</text:span></text:p>
            <text:p><text:span text:style-name="T5">Docs</text:span></text:p>
            <text:p><text:span text:style-name="T5">[...]</text:span></text:p>
            <text:p><text:span text:style-name="T5">srcs</text:span></text:p>
            <text:p><text:span text:style-name="T5">test.c</text:span></text:p>
            <text:p><text:span text:style-name="T1">$&gt;</text:span></text:p>
          </table:table-cell>
          <table:table-cell table:style-name="ce6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ls &gt; Docs/hey &amp;&amp; pwd &gt; hola</text:span></text:p>
            <text:p><text:span text:style-name="T1">cat hola</text:span></text:p>
            <text:p><text:span text:style-name="T1">cat Docs/hey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9" office:value-type="string" calcext:value-type="string">
            <text:p><text:span text:style-name="T5">/home/vietdu91/42_works/minishell</text:span></text:p>
            <text:p><text:span text:style-name="T1">$&gt;</text:span></text:p>
            <text:p><text:span text:style-name="T5">crashtest.c</text:span></text:p>
            <text:p><text:span text:style-name="T5">Docs</text:span></text:p>
            <text:p><text:span text:style-name="T5">[...]</text:span></text:p>
            <text:p><text:span text:style-name="T5">srcs</text:span></text:p>
            <text:p><text:span text:style-name="T5">test.c</text:span></text:p>
            <text:p><text:span text:style-name="T1">$&gt;</text:span></text:p>
          </table:table-cell>
          <table:table-cell table:style-name="ce6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d ../.. &amp;&amp; pwd &amp;&amp; pwd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5">/home/vietdu91/</text:span></text:p>
            <text:p><text:span text:style-name="T5">/home/vietdu91/</text:span></text:p>
            <text:p><text:span text:style-name="T1">$&gt;</text:span></text:p>
          </table:table-cell>
          <table:table-cell table:style-name="ce6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(cd ../.. &amp;&amp; pwd) &amp;&amp; pwd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5">/home/vietdu91/</text:span></text:p>
            <text:p><text:span text:style-name="T5">/home/vietdu91/42_works/minishell</text:span></text:p>
            <text:p><text:span text:style-name="T1">$&gt;</text:span></text:p>
          </table:table-cell>
          <table:table-cell table:style-name="ce6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ls -z || cd ../../..&amp;&amp;pwd</text:span></text:p>
            <text:p><text:span text:style-name="T1">pwd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50" office:value-type="string" calcext:value-type="string">
            <text:p><text:span text:style-name="T1">ls: invalid option -- 'z'</text:span></text:p>
            <text:p><text:span text:style-name="T5">/home/vietdu91</text:span></text:p>
            <text:p><text:span text:style-name="T1">$&gt;</text:span></text:p>
            <text:p><text:span text:style-name="T5">/home/vietdu91</text:span></text:p>
            <text:p><text:span text:style-name="T1">$&gt;</text:span></text:p>
          </table:table-cell>
          <table:table-cell table:style-name="ce6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ls -z || (cd ../../..&amp;&amp;pwd)</text:span></text:p>
            <text:p><text:span text:style-name="T1">pwd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50" office:value-type="string" calcext:value-type="string">
            <text:p><text:span text:style-name="T1">ls: invalid option -- 'z'</text:span></text:p>
            <text:p><text:span text:style-name="T5">/home/vietdu91</text:span></text:p>
            <text:p><text:span text:style-name="T1">$&gt;</text:span></text:p>
            <text:p><text:span text:style-name="T5">/home/vietdu91/42_works/minishell</text:span></text:p>
            <text:p><text:span text:style-name="T1">$&gt;</text:span></text:p>
          </table:table-cell>
          <table:table-cell table:style-name="ce6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gt; bonjour</text:span></text:p>
            <text:p><text:span text:style-name="T1">cat bonjour</text:span></text:p>
          </table:table-cell>
          <table:table-cell table:style-name="ce12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que tal &gt;&gt; bonjour</text:span></text:p>
            <text:p><text:span text:style-name="T1">cat bonjour</text:span></text:p>
          </table:table-cell>
          <table:table-cell table:style-name="ce12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</text:p>
            <text:p>que tal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gt; bonjour</text:span></text:p>
            <text:p><text:span text:style-name="T1">echo que tal &gt;&gt; bonjour</text:span></text:p>
            <text:p><text:span text:style-name="T1">cat &lt; bonjour</text:span></text:p>
          </table:table-cell>
          <table:table-cell table:style-name="ce12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  <text:p>$&gt;</text:p>
            <text:p>hola</text:p>
            <text:p>que tal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gt; bonjour</text:span></text:p>
            <text:p><text:span text:style-name="T1">rm bonjour</text:span></text:p>
            <text:p><text:span text:style-name="T1">echo que tal &gt;&gt; bonjour</text:span></text:p>
            <text:p><text:span text:style-name="T1">cat &lt; bonjour</text:span></text:p>
          </table:table-cell>
          <table:table-cell table:style-name="ce12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que tal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que tal &gt; bonjour</text:span></text:p>
            <text:p><text:span text:style-name="T1">cat bonjour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 que tal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que tal &gt; /tmp/bonjour</text:span></text:p>
            <text:p><text:span text:style-name="T1">cat -e /tmp/bonjour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 que tal$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A=hey</text:span></text:p>
            <text:p><text:span text:style-name="T1">echo bonjour &gt; $HOLA</text:span></text:p>
            <text:p><text:span text:style-name="T1">echo $HOLA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  <text:p>hola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whereis grep &gt; Docs/bonjour</text:span></text:p>
            <text:p><text:span text:style-name="T1">cat Docs/bonjour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grep: /usr/bin/grep /usr/share/man/man1/grep.1.gz /usr/share/man/man1/grep.1posix.gz /usr/share/info/grep.info.gz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ls -la &gt; Docs/bonjour</text:span></text:p>
            <text:p><text:span text:style-name="T1">cat Docs/bonjour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5">total 16</text:span></text:p>
            <text:p><text:span text:style-name="T5">drwx------  2 vietdu91 [...] .</text:span></text:p>
            <text:p><text:span text:style-name="T5">drwxrwxewt 51 root     [...] ..</text:span></text:p>
            <text:p><text:span text:style-name="T5">-rwxr-xr-x  8 vietdu91 [...] crashtest.c</text:span></text:p>
            <text:p><text:span text:style-name="T1">[...]</text:span></text:p>
            <text:p/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pwd&gt;bonjour</text:span></text:p>
            <text:p><text:span text:style-name="T1">cat bonjour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5">/home/vietdu91/42_works/minishell</text:span></text:p>
            <text:p><text:span text:style-name="T1">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pwd &gt;                     bonjour</text:span></text:p>
            <text:p><text:span text:style-name="T1">cat bonjour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5">/home/vietdu91/42_works/minishell</text:span></text:p>
            <text:p><text:span text:style-name="T1">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gt; &gt; bonjour</text:span></text:p>
          </table:table-cell>
          <table:table-cell table:style-name="ce12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syntax error near unexpected token `&gt;'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lt; &lt; bonjour</text:span></text:p>
          </table:table-cell>
          <table:table-cell table:style-name="ce12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syntax error near unexpected token `&lt;'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gt;&gt;&gt; bonjour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syntax error near unexpected token `&gt;'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&gt; bonjour echo hola</text:span></text:p>
            <text:p><text:span text:style-name="T1">cat bonjour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&gt; bonjour | echo hola</text:span></text:p>
            <text:p><text:span text:style-name="T1">cat bonjour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</text:p>
            <text:p>$&gt;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prout hola &gt; bonjour</text:span></text:p>
            <text:p><text:span text:style-name="T1">ls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prout: command not found</text:p>
            <text:p>$&gt;</text:p>
            <text:p>bonjour [...]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gt; hello &gt;&gt; hello &gt;&gt; hello</text:span></text:p>
            <text:p><text:span text:style-name="T1">ls</text:span></text:p>
            <text:p><text:span text:style-name="T1">cat hello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  <text:p>hello</text:p>
            <text:p>$&gt;</text:p>
            <text:p>hola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gt; hello &gt;&gt; hello &gt;&gt; hello</text:span></text:p>
            <text:p><text:span text:style-name="T1">echo hola &gt;&gt; hello</text:span></text:p>
            <text:p><text:span text:style-name="T1">cat &lt; hello</text:span></text:p>
          </table:table-cell>
          <table:table-cell table:style-name="ce12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</text:p>
            <text:p>hola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gt; hello &gt;&gt; hello &gt;&gt; hello</text:span></text:p>
            <text:p><text:span text:style-name="T1">echo hola &gt;&gt; hello</text:span></text:p>
            <text:p><text:span text:style-name="T1">echo hola &gt; hello &gt;&gt; hello &gt;&gt; hello</text:span></text:p>
            <text:p><text:span text:style-name="T1">cat &lt; hello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gt;&gt; hello &gt;&gt; hello &gt; hello</text:span></text:p>
            <text:p><text:span text:style-name="T1">echo hola &gt;&gt; hello</text:span></text:p>
            <text:p><text:span text:style-name="T1">cat &lt; hello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</text:p>
            <text:p>hola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gt;&gt; hello &gt;&gt; hello &gt; hello</text:span></text:p>
            <text:p><text:span text:style-name="T1">echo hola &gt;&gt; hello</text:span></text:p>
            <text:p><text:span text:style-name="T1">echo hola &gt;&gt; hello &gt;&gt; hello &gt; hello</text:span></text:p>
            <text:p><text:span text:style-name="T1">cat &lt; hello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gt; hello</text:span></text:p>
            <text:p><text:span text:style-name="T1">echo hola &gt;&gt; hello &gt;&gt; hello &gt;&gt; hello</text:span></text:p>
            <text:p><text:span text:style-name="T1">echo hola &gt;&gt; hello</text:span></text:p>
            <text:p><text:span text:style-name="T1">cat &lt; hello</text:span></text:p>
          </table:table-cell>
          <table:table-cell table:style-name="ce22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</text:p>
            <text:p>hola</text:p>
            <text:p>hola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gt; hello</text:span></text:p>
            <text:p><text:span text:style-name="T1">echo hey &gt; bonjour</text:span></text:p>
            <text:p><text:span text:style-name="T1">echo &lt;bonjour &lt;hello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/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gt; hello</text:span></text:p>
            <text:p><text:span text:style-name="T1">echo hey &gt; bonjour</text:span></text:p>
            <text:p><text:span text:style-name="T1">echo &lt;hello &lt;bonjour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/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gt; bonjour</text:span></text:p>
            <text:p><text:span text:style-name="T1">echo hey &gt; hello</text:span></text:p>
            <text:p><text:span text:style-name="T1">rm bonjour hello</text:span></text:p>
            <text:p><text:span text:style-name="T1">echo hola &gt; bonjour &gt; hello &gt; bonjour</text:span></text:p>
            <text:p><text:span text:style-name="T1">cat bonjour</text:span></text:p>
            <text:p><text:span text:style-name="T1">cat hello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</text:p>
            <text:p>$&gt;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gt; bonjour</text:span></text:p>
            <text:p><text:span text:style-name="T1">echo hey &gt; hello</text:span></text:p>
            <text:p><text:span text:style-name="T1">echo hola &gt; bonjour &gt; hello &gt; bonjour</text:span></text:p>
            <text:p><text:span text:style-name="T1">cat bonjour</text:span></text:p>
            <text:p><text:span text:style-name="T1">cat hello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</text:p>
            <text:p>$&gt;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gt; bonjour</text:span></text:p>
            <text:p><text:span text:style-name="T1">echo hey &gt; hello</text:span></text:p>
            <text:p><text:span text:style-name="T1">rm bonjour hello</text:span></text:p>
            <text:p><text:span text:style-name="T1">echo hola &gt; bonjour &gt;&gt; hello &gt; bonjour</text:span></text:p>
            <text:p><text:span text:style-name="T1">cat bonjour</text:span></text:p>
            <text:p><text:span text:style-name="T1">cat hello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</text:p>
            <text:p>$&gt;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gt; bonjour</text:span></text:p>
            <text:p><text:span text:style-name="T1">echo hey &gt; hello</text:span></text:p>
            <text:p><text:span text:style-name="T1">echo hola &gt; bonjour &gt; hello &gt; bonjour</text:span></text:p>
            <text:p><text:span text:style-name="T1">cat bonjour</text:span></text:p>
            <text:p><text:span text:style-name="T1">cat hello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</text:p>
            <text:p>$&gt;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gt; bonjour</text:span></text:p>
            <text:p><text:span text:style-name="T1">echo hey &gt; hello</text:span></text:p>
            <text:p><text:span text:style-name="T1">rm bonjour hello</text:span></text:p>
            <text:p><text:span text:style-name="T1">echo hola &gt; bonjour &gt; hello &gt;&gt; bonjour</text:span></text:p>
            <text:p><text:span text:style-name="T1">cat bonjour</text:span></text:p>
            <text:p><text:span text:style-name="T1">cat hello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</text:p>
            <text:p>$&gt;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gt; bonjour</text:span></text:p>
            <text:p><text:span text:style-name="T1">echo hey &gt; hello</text:span></text:p>
            <text:p><text:span text:style-name="T1">echo hola &gt; bonjour &gt; hello &gt;&gt; bonjour</text:span></text:p>
            <text:p><text:span text:style-name="T1">cat bonjour</text:span></text:p>
            <text:p><text:span text:style-name="T1">cat hello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</text:p>
            <text:p>$&gt;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gt; bonjour</text:span></text:p>
            <text:p><text:span text:style-name="T1">echo hey &gt; hello</text:span></text:p>
            <text:p><text:span text:style-name="T1">rm bonjour hello</text:span></text:p>
            <text:p><text:span text:style-name="T1">echo hola &gt;&gt; bonjour &gt; hello &gt; bonjour</text:span></text:p>
            <text:p><text:span text:style-name="T1">cat bonjour</text:span></text:p>
            <text:p><text:span text:style-name="T1">cat hello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</text:p>
            <text:p>$&gt;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gt; bonjour</text:span></text:p>
            <text:p><text:span text:style-name="T1">echo hey &gt; hello</text:span></text:p>
            <text:p><text:span text:style-name="T1">echo hola &gt;&gt; bonjour &gt; hello &gt; bonjour</text:span></text:p>
            <text:p><text:span text:style-name="T1">cat bonjour</text:span></text:p>
            <text:p><text:span text:style-name="T1">cat hello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</text:p>
            <text:p>$&gt;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echo hola &gt; bonjour</text:span></text:p>
            <text:p><text:span text:style-name="T1">echo hey &gt; hello</text:span></text:p>
            <text:p><text:span text:style-name="T1">rm bonjour hello</text:span></text:p>
            <text:p><text:span text:style-name="T1">echo hola &gt;&gt; bonjour &gt;&gt; hello &gt;&gt; bonjour</text:span></text:p>
            <text:p><text:span text:style-name="T1">cat bonjour</text:span></text:p>
            <text:p><text:span text:style-name="T1">cat hello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</text:p>
            <text:p>$&gt;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echo hola &gt; bonjour</text:span></text:p>
            <text:p><text:span text:style-name="T1">echo hey &gt; hello</text:span></text:p>
            <text:p><text:span text:style-name="T1">echo hola &gt;&gt; bonjour &gt;&gt; hello &gt;&gt; bonjour</text:span></text:p>
            <text:p><text:span text:style-name="T1">cat bonjour</text:span></text:p>
            <text:p><text:span text:style-name="T1">cat hello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</text:p>
            <text:p>hola</text:p>
            <text:p>$&gt;</text:p>
            <text:p>hey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&gt; bonjour echo hola bonjour</text:span></text:p>
            <text:p><text:span text:style-name="T1">cat bonjour</text:span></text:p>
          </table:table-cell>
          <table:table-cell table:style-name="ce2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onjour hola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&gt;bonjour echo &gt; hola&gt;bonjour&gt;hola&gt;&gt;bonjour&gt;hola hey &gt;bonjour hola &gt;hola</text:span></text:p>
            <text:p><text:span text:style-name="T1">cat bonjour</text:span></text:p>
            <text:p><text:span text:style-name="T1">cat hola</text:span></text:p>
          </table:table-cell>
          <table:table-cell table:style-name="ce2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  <text:p>$&gt;</text:p>
            <text:p>hey hola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echo bonjour &gt; hola1</text:span></text:p>
            <text:p><text:span text:style-name="T1">echo hello &gt; hola2</text:span></text:p>
            <text:p><text:span text:style-name="T1">echo 2 &gt;hola1 &gt;&gt; hola2</text:span></text:p>
            <text:p><text:span text:style-name="T1">ls</text:span></text:p>
            <text:p><text:span text:style-name="T1">cat hola1</text:span></text:p>
            <text:p><text:span text:style-name="T1">cat hola2</text:span></text:p>
          </table:table-cell>
          <table:table-cell table:style-name="ce12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1  hola2  [...]</text:p>
            <text:p>$&gt;</text:p>
            <text:p>$&gt;</text:p>
            <text:p>hello</text:p>
            <text:p>2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pan text:style-name="T1">echo bonjour &gt; hola1</text:span></text:p>
            <text:p><text:span text:style-name="T1">echo hello &gt; hola2</text:span></text:p>
            <text:p><text:span text:style-name="T1">echo 2 &gt;&gt;hola1 &gt; hola2</text:span></text:p>
            <text:p><text:span text:style-name="T1">ls</text:span></text:p>
            <text:p><text:span text:style-name="T1">cat hola1</text:span></text:p>
            <text:p><text:span text:style-name="T1">cat hola2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1  hola2  [...]</text:p>
            <text:p>$&gt;</text:p>
            <text:p>bonjour</text:p>
            <text:p>$&gt;</text:p>
            <text:p>2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&gt; pwd</text:span></text:p>
            <text:p><text:span text:style-name="T1">ls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pwd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&lt; pwd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5" office:value-type="string" calcext:value-type="string">
            <text:p>bash: pwd: No such file or directory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&lt; Makefile .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5" office:value-type="string" calcext:value-type="string">
            <text:p>.: not enough arguments</text:p>
            <text:p>$&gt;</text:p>
          </table:table-cell>
          <table:table-cell table:style-name="ce57" office:value-type="string" calcext:value-type="string">
            <text:p>Voir pourquoi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at &lt;pwd</text:span></text:p>
          </table:table-cell>
          <table:table-cell table:style-name="ce2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5" office:value-type="string" calcext:value-type="string">
            <text:p>bash: pwd: No such file or directory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at &lt;srcs/pwd</text:span></text:p>
          </table:table-cell>
          <table:table-cell table:style-name="ce2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5" office:value-type="string" calcext:value-type="string">
            <text:p>bash: srcs/pwd: No such file or directory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at &lt;../pwd</text:span></text:p>
          </table:table-cell>
          <table:table-cell table:style-name="ce2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5" office:value-type="string" calcext:value-type="string">
            <text:p>bash: ../pwd: No such file or directory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at &gt;&gt;</text:span></text:p>
          </table:table-cell>
          <table:table-cell table:style-name="ce12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5" office:value-type="string" calcext:value-type="string">
            <text:p>bash: syntax error near unexpected token `newline' 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at &gt;&gt;&gt;</text:span></text:p>
          </table:table-cell>
          <table:table-cell table:style-name="ce12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5" office:value-type="string" calcext:value-type="string">
            <text:p>bash: syntax error near unexpected token `&gt;' 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at &gt;&gt; &lt;&lt;</text:span></text:p>
          </table:table-cell>
          <table:table-cell table:style-name="ce12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5" office:value-type="string" calcext:value-type="string">
            <text:p>bash: syntax error near unexpected token `&lt;&lt;' 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at &gt;&gt; &gt; &gt;&gt; &lt;&lt; &gt;&gt;</text:span></text:p>
          </table:table-cell>
          <table:table-cell table:style-name="ce12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5" office:value-type="string" calcext:value-type="string">
            <text:p>bash: syntax error near unexpected token `&gt;' 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at &lt; ls</text:span></text:p>
          </table:table-cell>
          <table:table-cell table:style-name="ce2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ls: No such file or directory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at &lt; ls &gt; ls</text:span></text:p>
          </table:table-cell>
          <table:table-cell table:style-name="ce2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ls: No such file or directory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at &gt; ls1 &lt; ls2</text:span></text:p>
            <text:p><text:span text:style-name="T1">ls</text:span></text:p>
          </table:table-cell>
          <table:table-cell table:style-name="ce2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ls2: No such file or directory</text:p>
            <text:p>$&gt;</text:p>
            <text:p>ls1  [...]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&gt;&gt;hola</text:span></text:p>
            <text:p><text:span text:style-name="T1">cat hola</text:span></text:p>
          </table:table-cell>
          <table:table-cell table:style-name="ce12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gt; bonjour</text:span></text:p>
            <text:p><text:span text:style-name="T1">cat &lt; bonjour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gt;bonjour</text:span></text:p>
            <text:p><text:span text:style-name="T1">cat &lt;bonjour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&gt;bonjour</text:span></text:p>
            <text:p><text:span text:style-name="T1">cat&lt;bonjour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&gt; bonjour</text:span></text:p>
            <text:p><text:span text:style-name="T1">cat&lt; bonjour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              &gt;bonjour</text:span></text:p>
            <text:p><text:span text:style-name="T1">cat&lt;                     bonjour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         &gt;     bonjour</text:span></text:p>
            <text:p><text:span text:style-name="T1">cat            &lt;         bonjour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gt; srcs/bonjour</text:span></text:p>
            <text:p><text:span text:style-name="T1">cat &lt; srcs/bonjour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gt;srcs/bonjour</text:span></text:p>
            <text:p><text:span text:style-name="T1">cat &lt;srcs/bonjour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gt; bonjour</text:span></text:p>
            <text:p><text:span text:style-name="T1">echo que tal &gt;&gt; bonjour</text:span></text:p>
            <text:p><text:span text:style-name="T1">cat &lt; bonjour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</text:p>
            <text:p>que tal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gt; bonjour</text:span></text:p>
            <text:p><text:span text:style-name="T1">rm bonjour</text:span></text:p>
            <text:p><text:span text:style-name="T1">echo que tal &gt;&gt; bonjour</text:span></text:p>
            <text:p><text:span text:style-name="T1">cat &lt; bonjour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que tal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'c'"h"o hola &gt; bonjour</text:span></text:p>
            <text:p><text:span text:style-name="T1">cat 'bo'"n"jour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gt; bonjour\ 1</text:span></text:p>
            <text:p><text:span text:style-name="T1">ls</text:span></text:p>
            <text:p><text:span text:style-name="T1">cat bonjour\ 1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onjour 1' [...]</text:p>
            <text:p>$&gt;</text:p>
            <text:p>hola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gt; bonjour hey</text:span></text:p>
            <text:p><text:span text:style-name="T1">ls</text:span></text:p>
            <text:p><text:span text:style-name="T1">cat bonjour</text:span></text:p>
            <text:p><text:span text:style-name="T1">cat hey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onjour [...]</text:p>
            <text:p>$&gt;</text:p>
            <text:p>hola hey</text:p>
            <text:p>$&gt;</text:p>
            <text:p>cat: hey: No such file or directory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gt; srcs/bonjour</text:span></text:p>
            <text:p><text:span text:style-name="T1">echo hey &gt; srcs/hello</text:span></text:p>
            <text:p><text:span text:style-name="T1">&gt;srcs/bonjour &gt;srcs/hello &lt;prout</text:span></text:p>
            <text:p><text:span text:style-name="T1">cat srcs/bonjour srcs/hello</text:span></text:p>
          </table:table-cell>
          <table:table-cell table:style-name="ce12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prout: No such file or directory</text:p>
            <text:p>$&gt;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gt; srcs/bonjour</text:span></text:p>
            <text:p><text:span text:style-name="T1">echo hey &gt; srcs/hello</text:span></text:p>
            <text:p><text:span text:style-name="T1">rm srcs/bonjour srcs/hello</text:span></text:p>
            <text:p><text:span text:style-name="T1">&gt;srcs/bonjour &gt;srcs/hello &lt;prout</text:span></text:p>
            <text:p><text:span text:style-name="T1">ls srcs</text:span></text:p>
            <text:p><text:span text:style-name="T1">cat</text:span></text:p>
          </table:table-cell>
          <table:table-cell table:style-name="ce12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prout: No such file or directory</text:p>
            <text:p>$&gt;</text:p>
            <text:p>bonjour  hello</text:p>
            <text:p>$&gt;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gt; srcs/bonjour</text:span></text:p>
            <text:p><text:span text:style-name="T1">echo hey &gt; srcs/hello</text:span></text:p>
            <text:p><text:span text:style-name="T1">&gt;srcs/bonjour &lt;prout &gt;srcs/hello </text:span></text:p>
            <text:p><text:span text:style-name="T1">cat srcs/bonjour </text:span></text:p>
            <text:p><text:span text:style-name="T1">cat srcs/hello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gt; srcs/bonjour</text:span></text:p>
            <text:p><text:span text:style-name="T1">echo hey &gt; srcs/hello</text:span></text:p>
            <text:p><text:span text:style-name="T1">rm srcs/bonjour srcs/hello</text:span></text:p>
            <text:p><text:span text:style-name="T1">&gt;srcs/bonjour &lt;prout &gt;srcs/hello </text:span></text:p>
            <text:p><text:span text:style-name="T1">ls srcs</text:span></text:p>
            <text:p><text:span text:style-name="T1">cat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gt; ../bonjour</text:span></text:p>
            <text:p><text:span text:style-name="T1">echo hey &gt; ../hello</text:span></text:p>
            <text:p><text:span text:style-name="T1">&gt;../bonjour &gt;../hello &lt;prout</text:span></text:p>
            <text:p><text:span text:style-name="T1">cat ../bonjour ../hello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prout: No such file or directory</text:p>
            <text:p>$&gt;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gt; ../bonjour</text:span></text:p>
            <text:p><text:span text:style-name="T1">echo hey &gt; ../hello</text:span></text:p>
            <text:p><text:span text:style-name="T1">rm ../bonjour ../hello</text:span></text:p>
            <text:p><text:span text:style-name="T1">&gt;../bonjour &gt;../hello &lt;prout</text:span></text:p>
            <text:p><text:span text:style-name="T1">ls ..</text:span></text:p>
            <text:p><text:span text:style-name="T1">cat ../bonjour ../hello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prout: No such file or directory</text:p>
            <text:p>$&gt;</text:p>
            <text:p>bonjour  hello</text:p>
            <text:p>$&gt;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gt; ../bonjour</text:span></text:p>
            <text:p><text:span text:style-name="T1">echo hey &gt; ../hello</text:span></text:p>
            <text:p><text:span text:style-name="T1">&gt;../bonjour &lt;prout &gt;../hello </text:span></text:p>
            <text:p><text:span text:style-name="T1">cat ../bonjour </text:span></text:p>
            <text:p><text:span text:style-name="T1">cat ../hello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gt; ../bonjour</text:span></text:p>
            <text:p><text:span text:style-name="T1">echo hey &gt; ../hello</text:span></text:p>
            <text:p><text:span text:style-name="T1">rm ../bonjour ../hello</text:span></text:p>
            <text:p><text:span text:style-name="T1">&gt;../bonjour &lt;prout &gt;../hello </text:span></text:p>
            <text:p><text:span text:style-name="T1">ls ..</text:span></text:p>
            <text:p><text:span text:style-name="T1">cat ../bonjour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gt; srcs/bonjour</text:span></text:p>
            <text:p><text:span text:style-name="T1">echo hey &gt; srcs/hello</text:span></text:p>
            <text:p><text:span text:style-name="T1">&gt;srcs/bonjour &gt;&gt;srcs/hello &lt;prout</text:span></text:p>
            <text:p><text:span text:style-name="T1">cat srcs/bonjour </text:span></text:p>
            <text:p><text:span text:style-name="T1">cat srcs/hello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gt; srcs/bonjour</text:span></text:p>
            <text:p><text:span text:style-name="T1">echo hey &gt; srcs/hello</text:span></text:p>
            <text:p><text:span text:style-name="T1">&gt;&gt;srcs/bonjour &gt;srcs/hello &lt;prout</text:span></text:p>
            <text:p><text:span text:style-name="T1">cat srcs/bonjour </text:span></text:p>
            <text:p><text:span text:style-name="T1">cat srcs/hello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gt; srcs/bonjour</text:span></text:p>
            <text:p><text:span text:style-name="T1">echo hey &gt; srcs/hello</text:span></text:p>
            <text:p><text:span text:style-name="T1">&gt;&gt;srcs/bonjour &gt;&gt;srcs/hello &lt;prout</text:span></text:p>
            <text:p><text:span text:style-name="T1">cat srcs/bonjour </text:span></text:p>
            <text:p><text:span text:style-name="T1">cat srcs/hello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gt; srcs/bonjour</text:span></text:p>
            <text:p><text:span text:style-name="T1">echo hey &gt; srcs/hello</text:span></text:p>
            <text:p><text:span text:style-name="T1">&gt;srcs/bonjour &lt;prout &gt;&gt;srcs/hello</text:span></text:p>
            <text:p><text:span text:style-name="T1">cat srcs/bonjour </text:span></text:p>
            <text:p><text:span text:style-name="T1">cat srcs/hello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gt; srcs/bonjour</text:span></text:p>
            <text:p><text:span text:style-name="T1">echo hey &gt; srcs/hello</text:span></text:p>
            <text:p><text:span text:style-name="T1">&gt;&gt;srcs/bonjour &lt;prout &gt;srcs/hello</text:span></text:p>
            <text:p><text:span text:style-name="T1">cat srcs/bonjour </text:span></text:p>
            <text:p><text:span text:style-name="T1">cat srcs/hello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gt; srcs/bonjour</text:span></text:p>
            <text:p><text:span text:style-name="T1">echo hey &gt; srcs/hello</text:span></text:p>
            <text:p><text:span text:style-name="T1">&gt;&gt;srcs/bonjour &lt;prout &gt;&gt;srcs/hello</text:span></text:p>
            <text:p><text:span text:style-name="T1">cat srcs/bonjour </text:span></text:p>
            <text:p><text:span text:style-name="T1">cat srcs/hello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gt; srcs/bonjour</text:span></text:p>
            <text:p><text:span text:style-name="T1">echo hey &gt; srcs/hello</text:span></text:p>
            <text:p><text:span text:style-name="T1">&lt;prout &gt;&gt;srcs/bonjour &gt;&gt;srcs/hello</text:span></text:p>
            <text:p><text:span text:style-name="T1">cat srcs/bonjour </text:span></text:p>
            <text:p><text:span text:style-name="T1">cat srcs/hello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gt; bonjour</text:span></text:p>
            <text:p><text:span text:style-name="T1">echo hey &gt; hello</text:span></text:p>
            <text:p><text:span text:style-name="T1">&lt;bonjour &gt;hello</text:span></text:p>
            <text:p><text:span text:style-name="T1">cat bonjour </text:span></text:p>
            <text:p><text:span text:style-name="T1">cat hello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hola</text:p>
            <text:p>$&gt;</text:p>
            <text:p>&gt;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gt; bonjour</text:span></text:p>
            <text:p><text:span text:style-name="T1">echo hey &gt; hello</text:span></text:p>
            <text:p><text:span text:style-name="T1">&gt;bonjour &gt;hello &lt; prout</text:span></text:p>
            <text:p><text:span text:style-name="T1">cat bonjour </text:span></text:p>
            <text:p><text:span text:style-name="T1">cat hello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gt; bonjour</text:span></text:p>
            <text:p><text:span text:style-name="T1">echo hey &gt; hello</text:span></text:p>
            <text:p><text:span text:style-name="T1">rm bonjour hello</text:span></text:p>
            <text:p><text:span text:style-name="T1">&gt;bonjour &gt;hello &lt; prout</text:span></text:p>
            <text:p><text:span text:style-name="T1">cat bonjour </text:span></text:p>
            <text:p><text:span text:style-name="T1">cat hello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gt; bonjour</text:span></text:p>
            <text:p><text:span text:style-name="T1">echo hey &gt; hello</text:span></text:p>
            <text:p><text:span text:style-name="T1">&gt;bonjour &lt;prout hello</text:span></text:p>
            <text:p><text:span text:style-name="T1">cat bonjour </text:span></text:p>
            <text:p><text:span text:style-name="T1">cat hello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gt; bonjour</text:span></text:p>
            <text:p><text:span text:style-name="T1">echo hey &gt; hello</text:span></text:p>
            <text:p><text:span text:style-name="T1">rm bonjour hello</text:span></text:p>
            <text:p><text:span text:style-name="T1">&gt;bonjour &lt;prout hello</text:span></text:p>
            <text:p><text:span text:style-name="T1">cat bonjour 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bash: prout: No such file or directory</text:p>
            <text:p>$&gt;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gt; bonjour</text:span></text:p>
            <text:p><text:span text:style-name="T1">&lt;bonjour cat | wc &gt; bonjour</text:span></text:p>
            <text:p><text:span text:style-name="T1">cat bonjour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      0       0       0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rm -f bonjour</text:span></text:p>
            <text:p><text:span text:style-name="T1">rm bonjour &gt; bonjour</text:span></text:p>
            <text:p><text:span text:style-name="T1">ls -l bonjour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ls: cannot access 'bonjour': No such file or directory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A="bonjour hello"</text:span></text:p>
            <text:p><text:span text:style-name="T1">&gt;$HOLA</text:span></text:p>
            <text:p><text:span text:style-name="T1">ls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'bonjour hello' [...]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A="bonjour hello"</text:span></text:p>
            <text:p><text:span text:style-name="T1">&gt;"$HOLA"</text:span></text:p>
            <text:p><text:span text:style-name="T1">ls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'bonjour hello' [...]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A="bonjour hello"</text:span></text:p>
            <text:p><text:span text:style-name="T1">&gt;$"HOLA"</text:span></text:p>
            <text:p><text:span text:style-name="T1">ls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HOLA [...]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A="bonjour hello"</text:span></text:p>
            <text:p><text:span text:style-name="T1">&gt;$HOLA&gt;hey</text:span></text:p>
            <text:p><text:span text:style-name="T1">ls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'bonjour hello' hey [...]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A="bonjour hello"</text:span></text:p>
            <text:p><text:span text:style-name="T1">&gt;hey&gt;$HOLA</text:span></text:p>
            <text:p><text:span text:style-name="T1">ls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'bonjour hello' hey [...]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HOLA="bonjour hello"</text:span></text:p>
            <text:p><text:span text:style-name="T1">&gt;hey&gt;$HOLA&gt;hey&gt;hey</text:span></text:p>
            <text:p><text:span text:style-name="T1">ls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'bonjour hello' hey [...]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xport A=hey</text:span></text:p>
            <text:p><text:span text:style-name="T1">export A B=Hola D E C="Que Tal"</text:span></text:p>
            <text:p><text:span text:style-name="T1">echo $PROUT$B$C &gt; /tmp/a &gt; /tmp/b &gt; /tmp/c</text:span></text:p>
            <text:p><text:span text:style-name="T1">cat /tmp/a</text:span></text:p>
            <text:p><text:span text:style-name="T1">cat /tmp/b</text:span></text:p>
            <text:p><text:span text:style-name="T1">cat /tmp/c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$&gt;</text:p>
            <text:p>$&gt;</text:p>
            <text:p>$&gt;</text:p>
            <text:p>HolaQue Tal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6" office:value-type="string" calcext:value-type="string">
            <text:p><text:span text:style-name="T1">                                           !!!!! Contenu du fichier a : "Amour Tu es Horrible"</text:span></text:p>
            <text:p><text:span text:style-name="T1">                                           !!!!! Contenu du fichier b : "0123456789"</text:span></text:p>
            <text:p><text:span text:style-name="T1">                                           !!!!! Contenu du fichier c : "Prout"</text:span></text:p>
          </table:table-cell>
          <table:table-cell table:style-name="ce6" table:number-columns-repeated="3"/>
          <table:table-cell table:style-name="ce94" table:content-validation-name="val3" table:number-columns-repeated="3"/>
          <table:table-cell table:style-name="ce6"/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&lt;a cat &lt;b &lt;c</text:span></text:p>
          </table:table-cell>
          <table:table-cell table:style-name="ce11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Prout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&lt;a cat &lt;b &lt;c</text:span></text:p>
            <text:p><text:span text:style-name="T1">cat a</text:span></text:p>
            <text:p><text:span text:style-name="T1">cat b</text:span></text:p>
            <text:p><text:span text:style-name="T1">cat c</text:span></text:p>
          </table:table-cell>
          <table:table-cell table:style-name="ce11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  <text:p>$&gt;</text:p>
            <text:p>$&gt;</text:p>
            <text:p>Amour Tu es Horrible</text:p>
            <text:p>0123456789</text:p>
            <text:p>Prout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&gt;a ls &gt;b &gt;&gt;c &gt;d</text:span></text:p>
            <text:p><text:span text:style-name="T1">cat a</text:span></text:p>
            <text:p><text:span text:style-name="T1">cat b</text:span></text:p>
            <text:p><text:span text:style-name="T1">cat c</text:span></text:p>
            <text:p><text:span text:style-name="T1">cat d</text:span></text:p>
          </table:table-cell>
          <table:table-cell table:style-name="ce11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1">$&gt;</text:span></text:p>
            <text:p><text:span text:style-name="T1">$&gt;</text:span></text:p>
            <text:p><text:span text:style-name="T1">$&gt;</text:span></text:p>
            <text:p><text:span text:style-name="T1">Prout</text:span></text:p>
            <text:p><text:span text:style-name="T1">$&gt;</text:span></text:p>
            <text:p><text:span text:style-name="T5">crashtest.c</text:span></text:p>
            <text:p><text:span text:style-name="T5">Docs</text:span></text:p>
            <text:p><text:span text:style-name="T5">[...]</text:span></text:p>
            <text:p><text:span text:style-name="T5">test.c</text:span></text:p>
            <text:p/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&gt;a ls &gt;b &gt;&gt;c &gt;d</text:span></text:p>
            <text:p><text:span text:style-name="T1">cat a</text:span></text:p>
            <text:p><text:span text:style-name="T1">cat b</text:span></text:p>
            <text:p><text:span text:style-name="T1">cat c</text:span></text:p>
            <text:p><text:span text:style-name="T1">cat d</text:span></text:p>
          </table:table-cell>
          <table:table-cell table:style-name="ce13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1">$&gt;</text:span></text:p>
            <text:p><text:span text:style-name="T1">$&gt;</text:span></text:p>
            <text:p><text:span text:style-name="T1">$&gt;</text:span></text:p>
            <text:p><text:span text:style-name="T1">Prout</text:span></text:p>
            <text:p><text:span text:style-name="T1">$&gt;</text:span></text:p>
            <text:p><text:span text:style-name="T5">crashtest.c</text:span></text:p>
            <text:p><text:span text:style-name="T5">Docs</text:span></text:p>
            <text:p><text:span text:style-name="T5">[...]</text:span></text:p>
            <text:p><text:span text:style-name="T5">test.c</text:span></text:p>
            <text:p><text:span text:style-name="T1">$&gt;</text:span>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gt; a &gt; b &gt; c</text:span></text:p>
            <text:p><text:span text:style-name="T1">cat a</text:span></text:p>
            <text:p><text:span text:style-name="T1">cat b</text:span></text:p>
            <text:p><text:span text:style-name="T1">cat c</text:span></text:p>
          </table:table-cell>
          <table:table-cell table:style-name="ce11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  <text:p>$&gt;</text:p>
            <text:p>hola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mkdir dir</text:span></text:p>
            <text:p><text:span text:style-name="T1">ls -la &gt; dir/bonjour</text:span></text:p>
            <text:p><text:span text:style-name="T1">cat dir/bonjour</text:span></text:p>
          </table:table-cell>
          <table:table-cell table:style-name="ce11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total 16</text:p>
            <text:p>drwx------  2 vietdu91 [...] .</text:p>
            <text:p>drwxrwxewt 51 root     [...] ..</text:p>
            <text:p>[...]</text:p>
            <text:p/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&lt;a</text:span></text:p>
            <text:p><text:span text:style-name="T1">cat a</text:span></text:p>
          </table:table-cell>
          <table:table-cell table:style-name="ce11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Amour Tu es Horrible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&gt;d cat &lt;a &gt;&gt;e</text:span></text:p>
            <text:p><text:span text:style-name="T1">cat a</text:span></text:p>
            <text:p><text:span text:style-name="T1">cat d</text:span></text:p>
            <text:p><text:span text:style-name="T1">cat e</text:span></text:p>
          </table:table-cell>
          <table:table-cell table:style-name="ce11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$&gt;</text:p>
            <text:p>Amour</text:p>
            <text:p>$&gt;</text:p>
            <text:p>Amour</text:p>
            <text:p>$&gt;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&lt; a &gt; b cat &gt; hey &gt;&gt; d</text:span></text:p>
            <text:p><text:span text:style-name="T1">cat d</text:span></text:p>
            <text:p><text:span text:style-name="T1">ls</text:span></text:p>
          </table:table-cell>
          <table:table-cell table:style-name="ce11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Amour Tu Es Horrible</text:p>
            <text:p>$&gt;</text:p>
            <text:p>[...] a b hey d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at &lt;&lt; hola</text:span></text:p>
          </table:table-cell>
          <table:table-cell table:style-name="ce9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1">&gt; $HOME</text:span></text:p>
            <text:p><text:span text:style-name="T1">&gt; hola</text:span></text:p>
            <text:p><text:span text:style-name="T5">/home/vietdu91</text:span></text:p>
            <text:p/>
          </table:table-cell>
          <table:table-cell table:style-name="ce6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at &lt;&lt; 'hola'</text:span></text:p>
          </table:table-cell>
          <table:table-cell table:style-name="ce9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6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at &lt;&lt; "hola"</text:span></text:p>
          </table:table-cell>
          <table:table-cell table:style-name="ce9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6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at &lt;&lt; ho"la"</text:span></text:p>
          </table:table-cell>
          <table:table-cell table:style-name="ce9"/>
          <table:table-cell table:style-name="ce94" table:content-validation-name="val1"/>
          <table:table-cell table:style-name="ce94" table:content-validation-name="val2"/>
          <table:table-cell table:style-name="ce94" table:content-validation-name="val3" table:number-columns-repeated="3"/>
          <table:table-cell table:style-name="ce71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6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at &lt;&lt; $HOME</text:span></text:p>
          </table:table-cell>
          <table:table-cell table:style-name="ce9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&gt; prout</text:p>
            <text:p>&gt; /home/vietdu91</text:p>
            <text:p>&gt; $HO</text:p>
            <text:p>&gt; $HOME</text:p>
            <text:p>$&gt;</text:p>
          </table:table-cell>
          <table:table-cell table:style-name="ce6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at &lt;&lt; hola &gt; bonjour</text:span></text:p>
            <text:p><text:span text:style-name="T1">cat bonjour</text:span></text:p>
          </table:table-cell>
          <table:table-cell table:style-name="ce9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&gt; prout</text:p>
            <text:p>&gt; croutte</text:p>
            <text:p>&gt; antoine pue</text:p>
            <text:p>&gt; hola</text:p>
            <text:p>$&gt;</text:p>
            <text:p>prout</text:p>
            <text:p>croutte</text:p>
            <text:p>antoine pue</text:p>
          </table:table-cell>
          <table:table-cell table:style-name="ce6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at &lt;&lt; hola | rev</text:span></text:p>
          </table:table-cell>
          <table:table-cell table:style-name="ce20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&gt; prout</text:p>
            <text:p>&gt; croutte</text:p>
            <text:p>&gt; antoine pue</text:p>
            <text:p>&gt; hola</text:p>
            <text:p>tuorp</text:p>
            <text:p>ettuorc</text:p>
            <text:p>eup eniotna</text:p>
            <text:p>$&gt;</text:p>
          </table:table-cell>
          <table:table-cell table:style-name="ce6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&lt;&lt; hola</text:span></text:p>
          </table:table-cell>
          <table:table-cell table:style-name="ce9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&gt; chola</text:p>
            <text:p>&gt; holache</text:p>
            <text:p>&gt;      hola</text:p>
            <text:p>&gt; "hola"</text:p>
            <text:p>&gt; 'hola'</text:p>
            <text:p>&gt; hola</text:p>
            <text:p>$&gt;</text:p>
          </table:table-cell>
          <table:table-cell table:style-name="ce6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&lt;&lt;hola</text:span></text:p>
          </table:table-cell>
          <table:table-cell table:style-name="ce9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&gt;</text:p>
            <text:p>&gt;</text:p>
            <text:p>&gt; hola</text:p>
            <text:p>$&gt;</text:p>
          </table:table-cell>
          <table:table-cell table:style-name="ce6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at &lt;&lt;</text:span></text:p>
          </table:table-cell>
          <table:table-cell table:style-name="ce24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51" office:value-type="string" calcext:value-type="string">
            <text:p>bash: syntax error near unexpected token `newline'</text:p>
            <text:p>$&gt;</text:p>
          </table:table-cell>
          <table:table-cell table:style-name="ce6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at &lt;&lt; prout &lt;&lt; lol &lt;&lt; koala</text:span></text:p>
          </table:table-cell>
          <table:table-cell table:style-name="ce24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&gt; prout</text:p>
            <text:p>&gt; lol</text:p>
            <text:p>&gt; koala</text:p>
            <text:p>$&gt;</text:p>
          </table:table-cell>
          <table:table-cell table:style-name="ce6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prout &lt;&lt; lol &lt;&lt; cat &lt;&lt; koala</text:span></text:p>
          </table:table-cell>
          <table:table-cell table:style-name="ce24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&gt; prout</text:p>
            <text:p>&gt; lol</text:p>
            <text:p>&gt; cat</text:p>
            <text:p>&gt; koala</text:p>
            <text:p>bash: prout: command not found</text:p>
          </table:table-cell>
          <table:table-cell table:style-name="ce6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&lt;&lt; $hola</text:span></text:p>
          </table:table-cell>
          <table:table-cell table:style-name="ce24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40" office:value-type="string" calcext:value-type="string">
            <text:p>&gt; $hola</text:p>
            <text:p>$&gt;</text:p>
          </table:table-cell>
          <table:table-cell table:style-name="ce6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&lt;&lt; $"hola"$"b"</text:span></text:p>
          </table:table-cell>
          <table:table-cell table:style-name="ce24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40" office:value-type="string" calcext:value-type="string">
            <text:p>&gt; holab</text:p>
            <text:p>$&gt;</text:p>
          </table:table-cell>
          <table:table-cell table:style-name="ce6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&lt;&lt; $"$hola"$$"b"</text:span></text:p>
          </table:table-cell>
          <table:table-cell table:style-name="ce24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40" office:value-type="string" calcext:value-type="string">
            <text:p>&gt; $hola$$b</text:p>
            <text:p>$&gt;</text:p>
          </table:table-cell>
          <table:table-cell table:style-name="ce6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&lt;&lt; ho$la$"$a"$$"b"</text:span></text:p>
          </table:table-cell>
          <table:table-cell table:style-name="ce24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40" office:value-type="string" calcext:value-type="string">
            <text:p>&gt; hola$a$$b</text:p>
            <text:p>&gt; ho$la$a$$nb</text:p>
            <text:p>$&gt;</text:p>
          </table:table-cell>
          <table:table-cell table:style-name="ce6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lt;&lt;&lt; bonjour</text:span></text:p>
          </table:table-cell>
          <table:table-cell table:style-name="ce24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40" office:value-type="string" calcext:value-type="string">
            <text:p>hola</text:p>
            <text:p>$&gt;</text:p>
          </table:table-cell>
          <table:table-cell table:style-name="ce6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lt;&lt;&lt;&lt; bonjour</text:span></text:p>
          </table:table-cell>
          <table:table-cell table:style-name="ce24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40" office:value-type="string" calcext:value-type="string">
            <text:p>bash: syntax error near unexpected token `&lt;'</text:p>
            <text:p>$&gt;</text:p>
          </table:table-cell>
          <table:table-cell table:style-name="ce69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echo hola &lt;&lt;&lt;&lt;&lt; bonjour</text:span></text:p>
          </table:table-cell>
          <table:table-cell table:style-name="ce24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40" office:value-type="string" calcext:value-type="string">
            <text:p>bash: syntax error near unexpected token `&lt;&lt;'</text:p>
            <text:p>$&gt;</text:p>
          </table:table-cell>
          <table:table-cell table:style-name="ce69"/>
          <table:table-cell table:number-columns-repeated="1015"/>
        </table:table-row>
        <table:table-row table:style-name="ro1">
          <table:table-cell table:style-name="ce71" office:value-type="string" calcext:value-type="string">
            <text:p>echo 'yo</text:p>
          </table:table-cell>
          <table:table-cell table:style-name="ce24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40"/>
          <table:table-cell table:style-name="ce69"/>
          <table:table-cell table:number-columns-repeated="1015"/>
        </table:table-row>
        <table:table-row table:style-name="ro1">
          <table:table-cell table:style-name="ce71" office:value-type="string" calcext:value-type="string">
            <text:p>cat &lt;&lt;a &gt;&gt;&gt;out | &lt;&lt;b</text:p>
          </table:table-cell>
          <table:table-cell table:style-name="ce24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40"/>
          <table:table-cell table:style-name="ce69"/>
          <table:table-cell table:number-columns-repeated="1015"/>
        </table:table-row>
        <table:table-row table:style-name="ro1">
          <table:table-cell table:style-name="ce7"/>
          <table:table-cell table:number-columns-repeated="3"/>
          <table:table-cell table:style-name="ce29" table:number-columns-repeated="3"/>
          <table:table-cell table:style-name="ce52" table:number-columns-repeated="2"/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ls *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crashtest.c  Docs  Dockers  Drawings  Makefile  minishell  philosophers  test.c</text:span></text:p>
            <text:p/>
            <text:p><text:span text:style-name="T5">Docs:</text:span></text:p>
            <text:p><text:span text:style-name="T5">identite.pdf  loyer.pdf</text:span></text:p>
            <text:p><text:span text:style-name="T5">srcs:</text:span></text:p>
            <text:p><text:span text:style-name="T5">main.c  utils.c  sort.c</text:span></text:p>
            <text:p><text:span text:style-name="T1">$&gt;</text:span></text:p>
          </table:table-cell>
          <table:table-cell table:style-name="ce5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ls *.*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crashtest.c  test.c</text:span></text:p>
            <text:p><text:span text:style-name="T1">$&gt;</text:span></text:p>
          </table:table-cell>
          <table:table-cell table:style-name="ce5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ls *.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ls: cannot access '*.hola' : No such file or directory</text:p>
            <text:p>$&gt;</text:p>
          </table:table-cell>
          <table:table-cell table:style-name="ce5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at M*le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1">[</text:span><text:span text:style-name="T9">affiche le Makefile</text:span><text:span text:style-name="T10">]</text:span></text:p>
            <text:p><text:span text:style-name="T1">$&gt;</text:span></text:p>
          </table:table-cell>
          <table:table-cell table:style-name="ce5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at M*ee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2" office:value-type="string" calcext:value-type="string">
            <text:p>cat: 'M*ee': No such file or directory</text:p>
          </table:table-cell>
          <table:table-cell table:style-name="ce59" office:value-type="string" calcext:value-type="string">
            <text:p>[BONUS]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<text:span text:style-name="T1">cat Make*file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71" office:value-type="string" calcext:value-type="string">
            <text:p><text:span text:style-name="T1">[</text:span><text:span text:style-name="T9">affiche le Makefile</text:span><text:span text:style-name="T10">]</text:span></text:p>
            <text:p><text:span text:style-name="T1">$&gt;</text:span></text:p>
          </table:table-cell>
          <table:table-cell table:style-name="ce59" office:value-type="string" calcext:value-type="string">
            <text:p>[BONUS]</text:p>
          </table:table-cell>
          <table:table-cell table:number-columns-repeated="1015"/>
        </table:table-row>
        <table:table-row table:style-name="ro1" table:number-rows-repeated="104782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Feuille 1'.I1:'Feuille 1'.I739 'Feuille 1'.I741:'Feuille 1'.I746">
            <calcext:condition calcext:apply-style-name="ConditionalStyle_1" calcext:value="formula-is(LEN(TRIM([.I1]))&gt;0)" calcext:base-cell-address="'Feuille 1'.I1"/>
          </calcext:conditional-format>
          <calcext:conditional-format calcext:target-range-address="'Feuille 1'.I1:'Feuille 1'.I739 'Feuille 1'.I741:'Feuille 1'.I746">
            <calcext:condition calcext:apply-style-name="ConditionalStyle_1" calcext:value="formula-is(LEN(TRIM([.I1]))&gt;0)" calcext:base-cell-address="'Feuille 1'.I1"/>
          </calcext:conditional-format>
        </calcext:conditional-formats>
      </table:table>
      <table:named-expressions/>
      <table:database-ranges>
        <table:database-range table:name="__Anonymous_Sheet_DB__0" table:target-range-address="'Feuille 1'.A1:'Feuille 1'.AB74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docs-Ubuntu Mono&quot;" svg:font-family="'&quot;docs-Ubuntu Mono&quot;'"/>
    <style:font-face style:name="Arial" svg:font-family="Arial"/>
    <style:font-face style:name="Cambria" svg:font-family="Cambria"/>
    <style:font-face style:name="Cantarell" svg:font-family="Cantarel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buntu Mono" svg:font-family="'Ubuntu Mono'"/>
    <style:font-face style:name="Ubuntu Mono,Arial" svg:font-family="'Ubuntu Mono,Arial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8">
      <number:hours/>
      <number:text>:</number:text>
      <number:minutes number:style="long"/>
    </number:time-style>
    <number:time-style style:name="N150">
      <number:hours/>
      <number:text>:</number:text>
      <number:minutes number:style="long"/>
      <number:text> </number:text>
      <number:am-pm/>
    </number:time-style>
    <number:currency-style style:name="N121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time-style style:name="N147">
      <number:hours/>
      <number:text>:</number:text>
      <number:minutes number:style="long"/>
      <number:text>:</number:text>
      <number:seconds number:style="long"/>
    </number:time-style>
    <number:date-style style:name="N151">
      <number:month number:textual="true"/>
      <number:text>-</number:text>
      <number:year/>
    </number:dat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2">
      <number:day/>
      <number:text>-</number:text>
      <number:month number:textual="true"/>
    </number:date-style>
    <number:time-style style:name="N123">
      <number:minutes number:style="long"/>
      <number:text>:</number:text>
      <number:seconds number:style="long" number:decimal-places="1"/>
    </number:time-style>
    <number:date-style style:name="N153">
      <number:day/>
      <number:text>-</number:text>
      <number:month number:textual="true"/>
      <number:text>-</number:text>
      <number:year/>
    </number:dat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date-style style:name="N154">
      <number:month/>
      <number:text>/</number:text>
      <number:day/>
      <number:text>/</number:text>
      <number:year number:style="long"/>
    </number:date-style>
    <number:time-style style:name="N125">
      <number:minutes number:style="long"/>
      <number:text>:</number:text>
      <number:seconds number:style="long"/>
    </number:time-style>
    <number:currency-style style:name="N12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4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fo:page-width="16.5354in" fo:page-height="11.6929in"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Feuille_20_1" style:display-name="PageStyle_Feuil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11T10:44:28.188182625</dc:date>
    <meta:editing-duration>PT10M59S</meta:editing-duration>
    <meta:editing-cycles>2</meta:editing-cycles>
    <meta:generator>LibreOffice/7.3.7.2$Linux_X86_64 LibreOffice_project/30$Build-2</meta:generator>
    <meta:document-statistic meta:table-count="1" meta:cell-count="1738" meta:object-count="0"/>
  </office:meta>
</office:document-meta>
</file>